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Lucida Console" fo:font-size="9pt" style:font-size-asian="9pt" fo:background-color="#ffffff"/>
    </style:style>
    <style:style style:name="P2" style:family="paragraph" style:parent-style-name="Standard">
      <style:text-properties fo:color="#bf0000" style:font-name="Lucida Console" fo:font-size="9pt" style:font-size-asian="9pt" fo:background-color="#ffffff"/>
    </style:style>
    <style:style style:name="P3" style:family="paragraph" style:parent-style-name="Standard">
      <style:text-properties fo:color="#00bf00" style:font-name="Lucida Console" fo:font-size="9pt" style:font-size-asian="9pt" fo:background-color="#ffffff"/>
    </style:style>
    <style:style style:name="T1" style:family="text">
      <style:text-properties fo:color="#00bf00" style:font-name="Lucida Console" fo:font-size="9pt" style:font-size-asian="9pt" fo:background-color="#ffffff"/>
    </style:style>
    <style:style style:name="T2" style:family="text">
      <style:text-properties fo:color="#bf00bf" style:font-name="Lucida Console" fo:font-size="9pt" style:font-size-asian="9pt" fo:background-color="#ffffff"/>
    </style:style>
    <style:style style:name="T3" style:family="text">
      <style:text-properties fo:color="#bfbf00" style:font-name="Lucida Console" fo:font-size="9pt" style:font-size-asian="9pt" fo:background-color="#ffffff"/>
    </style:style>
    <style:style style:name="T4" style:family="text">
      <style:text-properties fo:color="#000000" style:font-name="Lucida Console" fo:font-size="9pt" style:font-size-asian="9pt" fo:background-color="#ffffff"/>
    </style:style>
    <style:style style:name="T5" style:family="text">
      <style:text-properties fo:color="#00bfbf" style:font-name="Lucida Console" fo:font-size="9pt" style:font-size-asian="9pt" fo:background-color="#ffffff"/>
    </style:style>
    <style:style style:name="T6" style:family="text">
      <style:text-properties fo:color="#bf0000" style:font-name="Lucida Console" fo:font-size="9pt" style:font-size-asian="9pt"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span text:style-name="T1">aluno1@DESKTOP-I9POGHK </text:span><text:span text:style-name="T2">MINGW32 </text:span><text:span text:style-name="T3">~/Documents/NetBeansProjects/scargames-master/scargames-master</text:span></text:p>
      <text:p text:style-name="Standard"><text:span text:style-name="T4">$ git init</text:span></text:p>
      <text:p text:style-name="Standard"><text:span text:style-name="T4">Initialized empty Git repository in C:/Users/aluno1/Documents/NetBeansProjects/scargames-master/scargames-master/.git/</text:span></text:p>
      <text:p text:style-name="P1"/>
      <text:p text:style-name="Standard"><text:span text:style-name="T1">aluno1@DESKTOP-I9POGHK </text:span><text:span text:style-name="T2">MINGW32 </text:span><text:span text:style-name="T3">~/Documents/NetBeansProjects/scargames-master/scargames-master</text:span><text:span text:style-name="T5"> (master)</text:span></text:p>
      <text:p text:style-name="Standard"><text:span text:style-name="T4">$ git commit -m "Criação do Crud"</text:span></text:p>
      <text:p text:style-name="P1"/>
      <text:p text:style-name="Standard"><text:span text:style-name="T4">*** Please tell me who you are.</text:span></text:p>
      <text:p text:style-name="P1"/>
      <text:p text:style-name="Standard"><text:span text:style-name="T4">Run</text:span></text:p>
      <text:p text:style-name="P1"/>
      <text:p text:style-name="Standard"><text:span text:style-name="T4"><text:s text:c="2"/>git config --global user.email "you@example.com"</text:span></text:p>
      <text:p text:style-name="Standard"><text:span text:style-name="T4"><text:s text:c="2"/>git config --global user.name "Your Name"</text:span></text:p>
      <text:p text:style-name="P1"/>
      <text:p text:style-name="Standard"><text:span text:style-name="T4">to set your account's default identity.</text:span></text:p>
      <text:p text:style-name="Standard"><text:span text:style-name="T4">Omit --global to set the identity only in this repository.</text:span></text:p>
      <text:p text:style-name="P1"/>
      <text:p text:style-name="Standard"><text:span text:style-name="T4">fatal: unable to auto-detect email address (got 'aluno1@DESKTOP-I9POGHK.(none)')</text:span></text:p>
      <text:p text:style-name="P1"/>
      <text:p text:style-name="Standard"><text:span text:style-name="T1">aluno1@DESKTOP-I9POGHK </text:span><text:span text:style-name="T2">MINGW32 </text:span><text:span text:style-name="T3">~/Documents/NetBeansProjects/scargames-master/scargames-master</text:span><text:span text:style-name="T5"> (master)</text:span></text:p>
      <text:p text:style-name="Standard"><text:span text:style-name="T4">$ git remote add origin https://github.com/LuizMaldini/scargames2.git</text:span></text:p>
      <text:p text:style-name="P1"/>
      <text:p text:style-name="Standard"><text:span text:style-name="T1">aluno1@DESKTOP-I9POGHK </text:span><text:span text:style-name="T2">MINGW32 </text:span><text:span text:style-name="T3">~/Documents/NetBeansProjects/scargames-master/scargames-master</text:span><text:span text:style-name="T5"> (master)</text:span></text:p>
      <text:p text:style-name="Standard"><text:span text:style-name="T4">$ git push -u origin master</text:span></text:p>
      <text:p text:style-name="Standard"><text:span text:style-name="T4">error: src refspec master does not match any</text:span></text:p>
      <text:p text:style-name="Standard"><text:span text:style-name="T6">error: failed to push some refs to 'https://github.com/LuizMaldini/scargames2.git'</text:span></text:p>
      <text:p text:style-name="P2"/>
      <text:p text:style-name="Standard"><text:span text:style-name="T1">aluno1@DESKTOP-I9POGHK </text:span><text:span text:style-name="T2">MINGW32 </text:span><text:span text:style-name="T3">~/Documents/NetBeansProjects/scargames-master/scargames-master</text:span><text:span text:style-name="T5"> (master)</text:span></text:p>
      <text:p text:style-name="Standard"><text:span text:style-name="T4">$ git status</text:span></text:p>
      <text:p text:style-name="Standard"><text:span text:style-name="T4">On branch master</text:span></text:p>
      <text:p text:style-name="P1"/>
      <text:p text:style-name="Standard"><text:span text:style-name="T4">No commits yet</text:span></text:p>
      <text:p text:style-name="P1"/>
      <text:p text:style-name="Standard"><text:span text:style-name="T4">Untracked files:</text:span></text:p>
      <text:p text:style-name="Standard"><text:span text:style-name="T4"><text:s text:c="2"/>(use "git add &lt;file&gt;..." to include in what will be committed)</text:span></text:p>
      <text:p text:style-name="P1"/>
      <text:p text:style-name="Standard"><text:span text:style-name="T4"><text:s text:c="8"/></text:span><text:span text:style-name="T6">Diagrama de Classes.asta</text:span></text:p>
      <text:p text:style-name="Standard"><text:span text:style-name="T4"><text:s text:c="8"/></text:span><text:span text:style-name="T6">ScarGames/</text:span></text:p>
      <text:p text:style-name="Standard"><text:span text:style-name="T4"><text:s text:c="8"/></text:span><text:span text:style-name="T6">bd.sql</text:span></text:p>
      <text:p text:style-name="P2"/>
      <text:p text:style-name="Standard"><text:span text:style-name="T4">nothing added to commit but untracked files present (use "git add" to track)</text:span></text:p>
      <text:p text:style-name="P1"/>
      <text:p text:style-name="Standard"><text:span text:style-name="T1">aluno1@DESKTOP-I9POGHK </text:span><text:span text:style-name="T2">MINGW32 </text:span><text:span text:style-name="T3">~/Documents/NetBeansProjects/scargames-master/scargames-master</text:span><text:span text:style-name="T5"> (master)</text:span></text:p>
      <text:p text:style-name="Standard"><text:span text:style-name="T4">$ git add .</text:span></text:p>
      <text:p text:style-name="Standard"><text:span text:style-name="T4">warning: LF will be replaced by CRLF in ScarGames/build/web/META-INF/MANIFEST.MF.</text:span></text:p>
      <text:p text:style-name="Standard"><text:span text:style-name="T4">The file will have its original line endings in your working directory</text:span></text:p>
      <text:p text:style-name="Standard"><text:span text:style-name="T4">warning: LF will be replaced by CRLF in ScarGames/build/web/WEB-INF/classes/hibernate.cfg.xml.</text:span></text:p>
      <text:p text:style-name="Standard"><text:span text:style-name="T4">The file will have its original line endings in your working directory</text:span></text:p>
      <text:p text:style-name="Standard"><text:span text:style-name="T4">warning: LF will be replaced by CRLF in ScarGames/build/web/WEB-INF/glassfish-web.xml.</text:span></text:p>
      <text:p text:style-name="Standard"><text:span text:style-name="T4">The file will have its original line endings in your working directory</text:span></text:p>
      <text:p text:style-name="Standard"><text:span text:style-name="T4">warning: LF will be replaced by CRLF in ScarGames/build/web/WEB-INF/web.xml.</text:span></text:p>
      <text:p text:style-name="Standard"><text:span text:style-name="T4">The file will have its original line endings in your working directory</text:span></text:p>
      <text:p text:style-name="Standard"><text:span text:style-name="T4">warning: LF will be replaced by CRLF in ScarGames/build/web/gfv3ee6.dpf.</text:span></text:p>
      <text:p text:style-name="Standard"><text:span text:style-name="T4">The file will have its original line endings in your working directory</text:span></text:p>
      <text:p text:style-name="Standard"><text:span text:style-name="T4">warning: LF will be replaced by CRLF in ScarGames/build/web/login.xhtml.</text:span></text:p>
      <text:p text:style-name="Standard"><text:span text:style-name="T4">The file will have its original line endings in your working directory</text:span></text:p>
      <text:p text:style-name="Standard"><text:span text:style-name="T4">warning: LF will be replaced by CRLF in ScarGames/build/web/private/bandeira/alter.xhtml.</text:span></text:p>
      <text:p text:style-name="Standard"><text:span text:style-name="T4">The file will have its original line endings in your working directory</text:span></text:p>
      <text:p text:style-name="Standard"><text:span text:style-name="T4">warning: LF will be replaced by CRLF in ScarGames/build/web/private/bandeira/list.xhtml.</text:span></text:p>
      <text:p text:style-name="Standard"><text:span text:style-name="T4">The file will have its original line endings in your working directory</text:span></text:p>
      <text:p text:style-name="Standard"><text:span text:style-name="T4">warning: LF will be replaced by CRLF in ScarGames/build/web/private/bandeira/new.xhtml.</text:span></text:p>
      <text:p text:style-name="Standard"><text:span text:style-name="T4">The file will have its original line endings in your working directory</text:span></text:p>
      <text:p text:style-name="Standard"><text:span text:style-name="T4">warning: LF will be replaced by CRLF in ScarGames/build/web/private/cidades/alter.xhtml.</text:span></text:p>
      <text:p text:style-name="Standard"><text:span text:style-name="T4">The file will have its original line endings in your working directory</text:span></text:p>
      <text:p text:style-name="Standard"><text:span text:style-name="T4">warning: LF will be replaced by CRLF in ScarGames/build/web/private/cidades/list.xhtml.</text:span></text:p>
      <text:p text:style-name="Standard"><text:soft-page-break/><text:span text:style-name="T4">The file will have its original line endings in your working directory</text:span></text:p>
      <text:p text:style-name="Standard"><text:span text:style-name="T4">warning: LF will be replaced by CRLF in ScarGames/build/web/private/cidades/new.xhtml.</text:span></text:p>
      <text:p text:style-name="Standard"><text:span text:style-name="T4">The file will have its original line endings in your working directory</text:span></text:p>
      <text:p text:style-name="Standard"><text:span text:style-name="T4">warning: LF will be replaced by CRLF in ScarGames/build/web/private/genero/genero.xhtml.</text:span></text:p>
      <text:p text:style-name="Standard"><text:span text:style-name="T4">The file will have its original line endings in your working directory</text:span></text:p>
      <text:p text:style-name="Standard"><text:span text:style-name="T4">warning: LF will be replaced by CRLF in ScarGames/build/web/private/index.xhtml.</text:span></text:p>
      <text:p text:style-name="Standard"><text:span text:style-name="T4">The file will have its original line endings in your working directory</text:span></text:p>
      <text:p text:style-name="Standard"><text:span text:style-name="T4">warning: LF will be replaced by CRLF in ScarGames/build/web/private/templates/footer.xhtml.</text:span></text:p>
      <text:p text:style-name="Standard"><text:span text:style-name="T4">The file will have its original line endings in your working directory</text:span></text:p>
      <text:p text:style-name="Standard"><text:span text:style-name="T4">warning: LF will be replaced by CRLF in ScarGames/build/web/private/templates/header.xhtml.</text:span></text:p>
      <text:p text:style-name="Standard"><text:span text:style-name="T4">The file will have its original line endings in your working directory</text:span></text:p>
      <text:p text:style-name="Standard"><text:span text:style-name="T4">warning: LF will be replaced by CRLF in ScarGames/build/web/private/templates/menu.xhtml.</text:span></text:p>
      <text:p text:style-name="Standard"><text:span text:style-name="T4">The file will have its original line endings in your working directory</text:span></text:p>
      <text:p text:style-name="Standard"><text:span text:style-name="T4">warning: LF will be replaced by CRLF in ScarGames/build/web/private/templates/template.xhtml.</text:span></text:p>
      <text:p text:style-name="Standard"><text:span text:style-name="T4">The file will have its original line endings in your working directory</text:span></text:p>
      <text:p text:style-name="Standard"><text:span text:style-name="T4">warning: LF will be replaced by CRLF in ScarGames/build/web/resources/css/style.css.</text:span></text:p>
      <text:p text:style-name="Standard"><text:span text:style-name="T4">The file will have its original line endings in your working directory</text:span></text:p>
      <text:p text:style-name="Standard"><text:span text:style-name="T4">warning: LF will be replaced by CRLF in ScarGames/build/web/welcomePrimefaces.xhtml.</text:span></text:p>
      <text:p text:style-name="Standard"><text:span text:style-name="T4">The file will have its original line endings in your working directory</text:span></text:p>
      <text:p text:style-name="Standard"><text:span text:style-name="T4">warning: LF will be replaced by CRLF in ScarGames/nbproject/ant-deploy.xml.</text:span></text:p>
      <text:p text:style-name="Standard"><text:span text:style-name="T4">The file will have its original line endings in your working directory</text:span></text:p>
      <text:p text:style-name="Standard"><text:span text:style-name="T4">warning: LF will be replaced by CRLF in ScarGames/src/conf/MANIFEST.MF.</text:span></text:p>
      <text:p text:style-name="Standard"><text:span text:style-name="T4">The file will have its original line endings in your working directory</text:span></text:p>
      <text:p text:style-name="Standard"><text:span text:style-name="T4">warning: LF will be replaced by CRLF in ScarGames/src/java/br/com/scargames/controller/BandeiraMB.java.</text:span></text:p>
      <text:p text:style-name="Standard"><text:span text:style-name="T4">The file will have its original line endings in your working directory</text:span></text:p>
      <text:p text:style-name="Standard"><text:span text:style-name="T4">warning: LF will be replaced by CRLF in ScarGames/src/java/br/com/scargames/controller/CidadeMB.java.</text:span></text:p>
      <text:p text:style-name="Standard"><text:span text:style-name="T4">The file will have its original line endings in your working directory</text:span></text:p>
      <text:p text:style-name="Standard"><text:span text:style-name="T4">warning: LF will be replaced by CRLF in ScarGames/src/java/br/com/scargames/controller/GeneroMB.java.</text:span></text:p>
      <text:p text:style-name="Standard"><text:span text:style-name="T4">The file will have its original line endings in your working directory</text:span></text:p>
      <text:p text:style-name="Standard"><text:span text:style-name="T4">warning: LF will be replaced by CRLF in ScarGames/src/java/br/com/scargames/controller/UsuarioMB.java.</text:span></text:p>
      <text:p text:style-name="Standard"><text:span text:style-name="T4">The file will have its original line endings in your working directory</text:span></text:p>
      <text:p text:style-name="Standard"><text:span text:style-name="T4">warning: LF will be replaced by CRLF in ScarGames/src/java/br/com/scargames/dao/BandeiraDao.java.</text:span></text:p>
      <text:p text:style-name="Standard"><text:span text:style-name="T4">The file will have its original line endings in your working directory</text:span></text:p>
      <text:p text:style-name="Standard"><text:span text:style-name="T4">warning: LF will be replaced by CRLF in ScarGames/src/java/br/com/scargames/dao/BibliotecaDao.java.</text:span></text:p>
      <text:p text:style-name="Standard"><text:span text:style-name="T4">The file will have its original line endings in your working directory</text:span></text:p>
      <text:p text:style-name="Standard"><text:span text:style-name="T4">warning: LF will be replaced by CRLF in ScarGames/src/java/br/com/scargames/dao/CartaoDao.java.</text:span></text:p>
      <text:p text:style-name="Standard"><text:span text:style-name="T4">The file will have its original line endings in your working directory</text:span></text:p>
      <text:p text:style-name="Standard"><text:span text:style-name="T4">warning: LF will be replaced by CRLF in ScarGames/src/java/br/com/scargames/dao/CidadeDao.java.</text:span></text:p>
      <text:p text:style-name="Standard"><text:span text:style-name="T4">The file will have its original line endings in your working directory</text:span></text:p>
      <text:p text:style-name="Standard"><text:span text:style-name="T4">warning: LF will be replaced by CRLF in ScarGames/src/java/br/com/scargames/dao/EnderecoDao.java.</text:span></text:p>
      <text:p text:style-name="Standard"><text:span text:style-name="T4">The file will have its original line endings in your working directory</text:span></text:p>
      <text:p text:style-name="Standard"><text:span text:style-name="T4">warning: LF will be replaced by CRLF in ScarGames/src/java/br/com/scargames/dao/GeneroDao.java.</text:span></text:p>
      <text:p text:style-name="Standard"><text:span text:style-name="T4">The file will have its original line endings in your working directory</text:span></text:p>
      <text:p text:style-name="Standard"><text:span text:style-name="T4">warning: LF will be replaced by CRLF in ScarGames/src/java/br/com/scargames/dao/JogoDao.java.</text:span></text:p>
      <text:p text:style-name="Standard"><text:span text:style-name="T4">The file will have its original line endings in your working directory</text:span></text:p>
      <text:p text:style-name="Standard"><text:span text:style-name="T4">warning: LF will be replaced by CRLF in ScarGames/src/java/br/com/scargames/dao/ProdutoraDao.java.</text:span></text:p>
      <text:p text:style-name="Standard"><text:span text:style-name="T4">The file will have its original line endings in your working directory</text:span></text:p>
      <text:p text:style-name="Standard"><text:span text:style-name="T4">warning: LF will be replaced by CRLF in ScarGames/src/java/br/com/scargames/dao/UsuarioDao.java.</text:span></text:p>
      <text:p text:style-name="Standard"><text:span text:style-name="T4">The file will have its original line endings in your working directory</text:span></text:p>
      <text:p text:style-name="Standard"><text:span text:style-name="T4">warning: LF will be replaced by CRLF in ScarGames/src/java/br/com/scargames/domain/Bandeira.java.</text:span></text:p>
      <text:p text:style-name="Standard"><text:span text:style-name="T4">The file will have its original line endings in your working directory</text:span></text:p>
      <text:p text:style-name="Standard"><text:span text:style-name="T4">warning: LF will be replaced by CRLF in ScarGames/src/java/br/com/scargames/domain/Biblioteca.java.</text:span></text:p>
      <text:p text:style-name="Standard"><text:span text:style-name="T4">The file will have its original line endings in your working directory</text:span></text:p>
      <text:p text:style-name="Standard"><text:span text:style-name="T4">warning: LF will be replaced by CRLF in ScarGames/src/java/br/com/scargames/domain/Cartao.java.</text:span></text:p>
      <text:p text:style-name="Standard"><text:span text:style-name="T4">The file will have its original line endings in your working directory</text:span></text:p>
      <text:p text:style-name="Standard"><text:span text:style-name="T4">warning: LF will be replaced by CRLF in ScarGames/src/java/br/com/scargames/domain/Cidade.java.</text:span></text:p>
      <text:p text:style-name="Standard"><text:span text:style-name="T4">The file will have its original line endings in your working directory</text:span></text:p>
      <text:p text:style-name="Standard"><text:soft-page-break/><text:span text:style-name="T4">warning: LF will be replaced by CRLF in ScarGames/src/java/br/com/scargames/domain/Endereco.java.</text:span></text:p>
      <text:p text:style-name="Standard"><text:span text:style-name="T4">The file will have its original line endings in your working directory</text:span></text:p>
      <text:p text:style-name="Standard"><text:span text:style-name="T4">warning: LF will be replaced by CRLF in ScarGames/src/java/br/com/scargames/domain/Genero.java.</text:span></text:p>
      <text:p text:style-name="Standard"><text:span text:style-name="T4">The file will have its original line endings in your working directory</text:span></text:p>
      <text:p text:style-name="Standard"><text:span text:style-name="T4">warning: LF will be replaced by CRLF in ScarGames/src/java/br/com/scargames/domain/Jogo.java.</text:span></text:p>
      <text:p text:style-name="Standard"><text:span text:style-name="T4">The file will have its original line endings in your working directory</text:span></text:p>
      <text:p text:style-name="Standard"><text:span text:style-name="T4">warning: LF will be replaced by CRLF in ScarGames/src/java/br/com/scargames/domain/Produtora.java.</text:span></text:p>
      <text:p text:style-name="Standard"><text:span text:style-name="T4">The file will have its original line endings in your working directory</text:span></text:p>
      <text:p text:style-name="Standard"><text:span text:style-name="T4">warning: LF will be replaced by CRLF in ScarGames/src/java/br/com/scargames/domain/Usuario.java.</text:span></text:p>
      <text:p text:style-name="Standard"><text:span text:style-name="T4">The file will have its original line endings in your working directory</text:span></text:p>
      <text:p text:style-name="Standard"><text:span text:style-name="T4">warning: LF will be replaced by CRLF in ScarGames/src/java/br/com/scargames/services/BandeiraService.java.</text:span></text:p>
      <text:p text:style-name="Standard"><text:span text:style-name="T4">The file will have its original line endings in your working directory</text:span></text:p>
      <text:p text:style-name="Standard"><text:span text:style-name="T4">warning: LF will be replaced by CRLF in ScarGames/src/java/br/com/scargames/services/BibliotecaService.java.</text:span></text:p>
      <text:p text:style-name="Standard"><text:span text:style-name="T4">The file will have its original line endings in your working directory</text:span></text:p>
      <text:p text:style-name="Standard"><text:span text:style-name="T4">warning: LF will be replaced by CRLF in ScarGames/src/java/br/com/scargames/services/CartaoService.java.</text:span></text:p>
      <text:p text:style-name="Standard"><text:span text:style-name="T4">The file will have its original line endings in your working directory</text:span></text:p>
      <text:p text:style-name="Standard"><text:span text:style-name="T4">warning: LF will be replaced by CRLF in ScarGames/src/java/br/com/scargames/services/CidadeService.java.</text:span></text:p>
      <text:p text:style-name="Standard"><text:span text:style-name="T4">The file will have its original line endings in your working directory</text:span></text:p>
      <text:p text:style-name="Standard"><text:span text:style-name="T4">warning: LF will be replaced by CRLF in ScarGames/src/java/br/com/scargames/services/EnderecoService.java.</text:span></text:p>
      <text:p text:style-name="Standard"><text:span text:style-name="T4">The file will have its original line endings in your working directory</text:span></text:p>
      <text:p text:style-name="Standard"><text:span text:style-name="T4">warning: LF will be replaced by CRLF in ScarGames/src/java/br/com/scargames/services/GeneroService.java.</text:span></text:p>
      <text:p text:style-name="Standard"><text:span text:style-name="T4">The file will have its original line endings in your working directory</text:span></text:p>
      <text:p text:style-name="Standard"><text:span text:style-name="T4">warning: LF will be replaced by CRLF in ScarGames/src/java/br/com/scargames/services/JogoService.java.</text:span></text:p>
      <text:p text:style-name="Standard"><text:span text:style-name="T4">The file will have its original line endings in your working directory</text:span></text:p>
      <text:p text:style-name="Standard"><text:span text:style-name="T4">warning: LF will be replaced by CRLF in ScarGames/src/java/br/com/scargames/services/ProdutoraService.java.</text:span></text:p>
      <text:p text:style-name="Standard"><text:span text:style-name="T4">The file will have its original line endings in your working directory</text:span></text:p>
      <text:p text:style-name="Standard"><text:span text:style-name="T4">warning: LF will be replaced by CRLF in ScarGames/src/java/br/com/scargames/services/UsuarioService.java.</text:span></text:p>
      <text:p text:style-name="Standard"><text:span text:style-name="T4">The file will have its original line endings in your working directory</text:span></text:p>
      <text:p text:style-name="Standard"><text:span text:style-name="T4">warning: LF will be replaced by CRLF in ScarGames/src/java/br/com/scargames/util/HashMaker.java.</text:span></text:p>
      <text:p text:style-name="Standard"><text:span text:style-name="T4">The file will have its original line endings in your working directory</text:span></text:p>
      <text:p text:style-name="Standard"><text:span text:style-name="T4">warning: LF will be replaced by CRLF in ScarGames/src/java/br/com/scargames/util/HibernateUtil.java.</text:span></text:p>
      <text:p text:style-name="Standard"><text:span text:style-name="T4">The file will have its original line endings in your working directory</text:span></text:p>
      <text:p text:style-name="Standard"><text:span text:style-name="T4">warning: LF will be replaced by CRLF in ScarGames/src/java/br/com/scargames/util/UtilMessages.java.</text:span></text:p>
      <text:p text:style-name="Standard"><text:span text:style-name="T4">The file will have its original line endings in your working directory</text:span></text:p>
      <text:p text:style-name="Standard"><text:span text:style-name="T4">warning: LF will be replaced by CRLF in ScarGames/src/java/hibernate.cfg.xml.</text:span></text:p>
      <text:p text:style-name="Standard"><text:span text:style-name="T4">The file will have its original line endings in your working directory</text:span></text:p>
      <text:p text:style-name="Standard"><text:span text:style-name="T4">warning: LF will be replaced by CRLF in ScarGames/web/WEB-INF/glassfish-web.xml.</text:span></text:p>
      <text:p text:style-name="Standard"><text:span text:style-name="T4">The file will have its original line endings in your working directory</text:span></text:p>
      <text:p text:style-name="Standard"><text:span text:style-name="T4">warning: LF will be replaced by CRLF in ScarGames/web/WEB-INF/web.xml.</text:span></text:p>
      <text:p text:style-name="Standard"><text:span text:style-name="T4">The file will have its original line endings in your working directory</text:span></text:p>
      <text:p text:style-name="Standard"><text:span text:style-name="T4">warning: LF will be replaced by CRLF in ScarGames/web/login.xhtml.</text:span></text:p>
      <text:p text:style-name="Standard"><text:span text:style-name="T4">The file will have its original line endings in your working directory</text:span></text:p>
      <text:p text:style-name="Standard"><text:span text:style-name="T4">warning: LF will be replaced by CRLF in ScarGames/web/private/bandeira/alter.xhtml.</text:span></text:p>
      <text:p text:style-name="Standard"><text:span text:style-name="T4">The file will have its original line endings in your working directory</text:span></text:p>
      <text:p text:style-name="Standard"><text:span text:style-name="T4">warning: LF will be replaced by CRLF in ScarGames/web/private/bandeira/list.xhtml.</text:span></text:p>
      <text:p text:style-name="Standard"><text:span text:style-name="T4">The file will have its original line endings in your working directory</text:span></text:p>
      <text:p text:style-name="Standard"><text:span text:style-name="T4">warning: LF will be replaced by CRLF in ScarGames/web/private/bandeira/new.xhtml.</text:span></text:p>
      <text:p text:style-name="Standard"><text:span text:style-name="T4">The file will have its original line endings in your working directory</text:span></text:p>
      <text:p text:style-name="Standard"><text:span text:style-name="T4">warning: LF will be replaced by CRLF in ScarGames/web/private/cidades/alter.xhtml.</text:span></text:p>
      <text:p text:style-name="Standard"><text:span text:style-name="T4">The file will have its original line endings in your working directory</text:span></text:p>
      <text:p text:style-name="Standard"><text:span text:style-name="T4">warning: LF will be replaced by CRLF in ScarGames/web/private/cidades/list.xhtml.</text:span></text:p>
      <text:p text:style-name="Standard"><text:span text:style-name="T4">The file will have its original line endings in your working directory</text:span></text:p>
      <text:p text:style-name="Standard"><text:span text:style-name="T4">warning: LF will be replaced by CRLF in ScarGames/web/private/cidades/new.xhtml.</text:span></text:p>
      <text:p text:style-name="Standard"><text:span text:style-name="T4">The file will have its original line endings in your working directory</text:span></text:p>
      <text:p text:style-name="Standard"><text:span text:style-name="T4">warning: LF will be replaced by CRLF in ScarGames/web/private/genero/genero.xhtml.</text:span></text:p>
      <text:p text:style-name="Standard"><text:span text:style-name="T4">The file will have its original line endings in your working directory</text:span></text:p>
      <text:p text:style-name="Standard"><text:span text:style-name="T4">warning: LF will be replaced by CRLF in ScarGames/web/private/index.xhtml.</text:span></text:p>
      <text:p text:style-name="Standard"><text:span text:style-name="T4">The file will have its original line endings in your working directory</text:span></text:p>
      <text:p text:style-name="Standard"><text:soft-page-break/><text:span text:style-name="T4">warning: LF will be replaced by CRLF in ScarGames/web/private/templates/footer.xhtml.</text:span></text:p>
      <text:p text:style-name="Standard"><text:span text:style-name="T4">The file will have its original line endings in your working directory</text:span></text:p>
      <text:p text:style-name="Standard"><text:span text:style-name="T4">warning: LF will be replaced by CRLF in ScarGames/web/private/templates/header.xhtml.</text:span></text:p>
      <text:p text:style-name="Standard"><text:span text:style-name="T4">The file will have its original line endings in your working directory</text:span></text:p>
      <text:p text:style-name="Standard"><text:span text:style-name="T4">warning: LF will be replaced by CRLF in ScarGames/web/private/templates/menu.xhtml.</text:span></text:p>
      <text:p text:style-name="Standard"><text:span text:style-name="T4">The file will have its original line endings in your working directory</text:span></text:p>
      <text:p text:style-name="Standard"><text:span text:style-name="T4">warning: LF will be replaced by CRLF in ScarGames/web/private/templates/template.xhtml.</text:span></text:p>
      <text:p text:style-name="Standard"><text:span text:style-name="T4">The file will have its original line endings in your working directory</text:span></text:p>
      <text:p text:style-name="Standard"><text:span text:style-name="T4">warning: LF will be replaced by CRLF in ScarGames/web/resources/css/style.css.</text:span></text:p>
      <text:p text:style-name="Standard"><text:span text:style-name="T4">The file will have its original line endings in your working directory</text:span></text:p>
      <text:p text:style-name="Standard"><text:span text:style-name="T4">warning: LF will be replaced by CRLF in ScarGames/web/welcomePrimefaces.xhtml.</text:span></text:p>
      <text:p text:style-name="Standard"><text:span text:style-name="T4">The file will have its original line endings in your working directory</text:span></text:p>
      <text:p text:style-name="Standard"><text:span text:style-name="T4">warning: LF will be replaced by CRLF in bd.sql.</text:span></text:p>
      <text:p text:style-name="Standard"><text:span text:style-name="T4">The file will have its original line endings in your working directory</text:span></text:p>
      <text:p text:style-name="P1"/>
      <text:p text:style-name="Standard"><text:span text:style-name="T1">aluno1@DESKTOP-I9POGHK </text:span><text:span text:style-name="T2">MINGW32 </text:span><text:span text:style-name="T3">~/Documents/NetBeansProjects/scargames-master/scargames-master</text:span><text:span text:style-name="T5"> (master)</text:span></text:p>
      <text:p text:style-name="Standard"><text:span text:style-name="T4">$ git status</text:span></text:p>
      <text:p text:style-name="Standard"><text:span text:style-name="T4">On branch master</text:span></text:p>
      <text:p text:style-name="P1"/>
      <text:p text:style-name="Standard"><text:span text:style-name="T4">No commits yet</text:span></text:p>
      <text:p text:style-name="P1"/>
      <text:p text:style-name="Standard"><text:span text:style-name="T4">Changes to be committed:</text:span></text:p>
      <text:p text:style-name="Standard"><text:span text:style-name="T4"><text:s text:c="2"/>(use "git rm --cached &lt;file&gt;..." to unstage)</text:span></text:p>
      <text:p text:style-name="P1"/>
      <text:p text:style-name="Standard"><text:span text:style-name="T4"><text:s text:c="8"/></text:span><text:span text:style-name="T1">new file: <text:s text:c="2"/>Diagrama de Classes.asta</text:span></text:p>
      <text:p text:style-name="Standard"><text:span text:style-name="T4"><text:s text:c="8"/></text:span><text:span text:style-name="T1">new file: <text:s text:c="2"/>ScarGames/build.xml</text:span></text:p>
      <text:p text:style-name="Standard"><text:span text:style-name="T4"><text:s text:c="8"/></text:span><text:span text:style-name="T1">new file: <text:s text:c="2"/>ScarGames/build/web/META-INF/MANIFEST.MF</text:span></text:p>
      <text:p text:style-name="Standard"><text:span text:style-name="T4"><text:s text:c="8"/></text:span><text:span text:style-name="T1">new file: <text:s text:c="2"/>ScarGames/build/web/WEB-INF/classes/br/com/scargames/controller/BandeiraMB.class</text:span></text:p>
      <text:p text:style-name="Standard"><text:span text:style-name="T4"><text:s text:c="8"/></text:span><text:span text:style-name="T1">new file: <text:s text:c="2"/>ScarGames/build/web/WEB-INF/classes/br/com/scargames/controller/CidadeMB.class</text:span></text:p>
      <text:p text:style-name="Standard"><text:span text:style-name="T4"><text:s text:c="8"/></text:span><text:span text:style-name="T1">new file: <text:s text:c="2"/>ScarGames/build/web/WEB-INF/classes/br/com/scargames/controller/GeneroMB.class</text:span></text:p>
      <text:p text:style-name="Standard"><text:span text:style-name="T4"><text:s text:c="8"/></text:span><text:span text:style-name="T1">new file: <text:s text:c="2"/>ScarGames/build/web/WEB-INF/classes/br/com/scargames/controller/UsuarioMB.class</text:span></text:p>
      <text:p text:style-name="Standard"><text:span text:style-name="T4"><text:s text:c="8"/></text:span><text:span text:style-name="T1">new file: <text:s text:c="2"/>ScarGames/build/web/WEB-INF/classes/br/com/scargames/dao/BandeiraDao.class</text:span></text:p>
      <text:p text:style-name="Standard"><text:span text:style-name="T4"><text:s text:c="8"/></text:span><text:span text:style-name="T1">new file: <text:s text:c="2"/>ScarGames/build/web/WEB-INF/classes/br/com/scargames/dao/BibliotecaDao.class</text:span></text:p>
      <text:p text:style-name="Standard"><text:span text:style-name="T4"><text:s text:c="8"/></text:span><text:span text:style-name="T1">new file: <text:s text:c="2"/>ScarGames/build/web/WEB-INF/classes/br/com/scargames/dao/CartaoDao.class</text:span></text:p>
      <text:p text:style-name="Standard"><text:span text:style-name="T4"><text:s text:c="8"/></text:span><text:span text:style-name="T1">new file: <text:s text:c="2"/>ScarGames/build/web/WEB-INF/classes/br/com/scargames/dao/CidadeDao.class</text:span></text:p>
      <text:p text:style-name="Standard"><text:span text:style-name="T4"><text:s text:c="8"/></text:span><text:span text:style-name="T1">new file: <text:s text:c="2"/>ScarGames/build/web/WEB-INF/classes/br/com/scargames/dao/EnderecoDao.class</text:span></text:p>
      <text:p text:style-name="Standard"><text:span text:style-name="T4"><text:s text:c="8"/></text:span><text:span text:style-name="T1">new file: <text:s text:c="2"/>ScarGames/build/web/WEB-INF/classes/br/com/scargames/dao/GeneroDao.class</text:span></text:p>
      <text:p text:style-name="Standard"><text:span text:style-name="T4"><text:s text:c="8"/></text:span><text:span text:style-name="T1">new file: <text:s text:c="2"/>ScarGames/build/web/WEB-INF/classes/br/com/scargames/dao/JogoDao.class</text:span></text:p>
      <text:p text:style-name="Standard"><text:span text:style-name="T4"><text:s text:c="8"/></text:span><text:span text:style-name="T1">new file: <text:s text:c="2"/>ScarGames/build/web/WEB-INF/classes/br/com/scargames/dao/ProdutoraDao.class</text:span></text:p>
      <text:p text:style-name="Standard"><text:span text:style-name="T4"><text:s text:c="8"/></text:span><text:span text:style-name="T1">new file: <text:s text:c="2"/>ScarGames/build/web/WEB-INF/classes/br/com/scargames/dao/UsuarioDao.class</text:span></text:p>
      <text:p text:style-name="Standard"><text:span text:style-name="T4"><text:s text:c="8"/></text:span><text:span text:style-name="T1">new file: <text:s text:c="2"/>ScarGames/build/web/WEB-INF/classes/br/com/scargames/domain/Bandeira.class</text:span></text:p>
      <text:p text:style-name="Standard"><text:span text:style-name="T4"><text:s text:c="8"/></text:span><text:span text:style-name="T1">new file: <text:s text:c="2"/>ScarGames/build/web/WEB-INF/classes/br/com/scargames/domain/Biblioteca.class</text:span></text:p>
      <text:p text:style-name="Standard"><text:span text:style-name="T4"><text:s text:c="8"/></text:span><text:span text:style-name="T1">new file: <text:s text:c="2"/>ScarGames/build/web/WEB-INF/classes/br/com/scargames/domain/Cartao.class</text:span></text:p>
      <text:p text:style-name="Standard"><text:span text:style-name="T4"><text:s text:c="8"/></text:span><text:span text:style-name="T1">new file: <text:s text:c="2"/>ScarGames/build/web/WEB-INF/classes/br/com/scargames/domain/Cidade.class</text:span></text:p>
      <text:p text:style-name="Standard"><text:span text:style-name="T4"><text:s text:c="8"/></text:span><text:span text:style-name="T1">new file: <text:s text:c="2"/>ScarGames/build/web/WEB-INF/classes/br/com/scargames/domain/Endereco.class</text:span></text:p>
      <text:p text:style-name="Standard"><text:span text:style-name="T4"><text:s text:c="8"/></text:span><text:span text:style-name="T1">new file: <text:s text:c="2"/>ScarGames/build/web/WEB-INF/classes/br/com/scargames/domain/Genero.class</text:span></text:p>
      <text:p text:style-name="Standard"><text:span text:style-name="T4"><text:s text:c="8"/></text:span><text:span text:style-name="T1">new file: <text:s text:c="2"/>ScarGames/build/web/WEB-INF/classes/br/com/scargames/domain/Jogo.class</text:span></text:p>
      <text:p text:style-name="Standard"><text:span text:style-name="T4"><text:s text:c="8"/></text:span><text:span text:style-name="T1">new file: <text:s text:c="2"/>ScarGames/build/web/WEB-INF/classes/br/com/scargames/domain/Produtora.class</text:span></text:p>
      <text:p text:style-name="Standard"><text:span text:style-name="T4"><text:s text:c="8"/></text:span><text:span text:style-name="T1">new file: <text:s text:c="2"/>ScarGames/build/web/WEB-INF/classes/br/com/scargames/domain/Usuario.class</text:span></text:p>
      <text:p text:style-name="Standard"><text:span text:style-name="T4"><text:s text:c="8"/></text:span><text:span text:style-name="T1">new file: <text:s text:c="2"/>ScarGames/build/web/WEB-INF/classes/br/com/scargames/services/BandeiraService.class</text:span></text:p>
      <text:p text:style-name="Standard"><text:span text:style-name="T4"><text:s text:c="8"/></text:span><text:span text:style-name="T1">new file: <text:s text:c="2"/>ScarGames/build/web/WEB-INF/classes/br/com/scargames/services/BibliotecaService.class</text:span></text:p>
      <text:p text:style-name="Standard"><text:soft-page-break/><text:span text:style-name="T4"><text:s text:c="8"/></text:span><text:span text:style-name="T1">new file: <text:s text:c="2"/>ScarGames/build/web/WEB-INF/classes/br/com/scargames/services/CartaoService.class</text:span></text:p>
      <text:p text:style-name="Standard"><text:span text:style-name="T4"><text:s text:c="8"/></text:span><text:span text:style-name="T1">new file: <text:s text:c="2"/>ScarGames/build/web/WEB-INF/classes/br/com/scargames/services/CidadeService.class</text:span></text:p>
      <text:p text:style-name="Standard"><text:span text:style-name="T4"><text:s text:c="8"/></text:span><text:span text:style-name="T1">new file: <text:s text:c="2"/>ScarGames/build/web/WEB-INF/classes/br/com/scargames/services/EnderecoService.class</text:span></text:p>
      <text:p text:style-name="Standard"><text:span text:style-name="T4"><text:s text:c="8"/></text:span><text:span text:style-name="T1">new file: <text:s text:c="2"/>ScarGames/build/web/WEB-INF/classes/br/com/scargames/services/GeneroService.class</text:span></text:p>
      <text:p text:style-name="Standard"><text:span text:style-name="T4"><text:s text:c="8"/></text:span><text:span text:style-name="T1">new file: <text:s text:c="2"/>ScarGames/build/web/WEB-INF/classes/br/com/scargames/services/JogoService.class</text:span></text:p>
      <text:p text:style-name="Standard"><text:span text:style-name="T4"><text:s text:c="8"/></text:span><text:span text:style-name="T1">new file: <text:s text:c="2"/>ScarGames/build/web/WEB-INF/classes/br/com/scargames/services/ProdutoraService.class</text:span></text:p>
      <text:p text:style-name="Standard"><text:span text:style-name="T4"><text:s text:c="8"/></text:span><text:span text:style-name="T1">new file: <text:s text:c="2"/>ScarGames/build/web/WEB-INF/classes/br/com/scargames/services/UsuarioService.class</text:span></text:p>
      <text:p text:style-name="Standard"><text:span text:style-name="T4"><text:s text:c="8"/></text:span><text:span text:style-name="T1">new file: <text:s text:c="2"/>ScarGames/build/web/WEB-INF/classes/br/com/scargames/util/HashMaker.class</text:span></text:p>
      <text:p text:style-name="Standard"><text:span text:style-name="T4"><text:s text:c="8"/></text:span><text:span text:style-name="T1">new file: <text:s text:c="2"/>ScarGames/build/web/WEB-INF/classes/br/com/scargames/util/HibernateUtil.class</text:span></text:p>
      <text:p text:style-name="Standard"><text:span text:style-name="T4"><text:s text:c="8"/></text:span><text:span text:style-name="T1">new file: <text:s text:c="2"/>ScarGames/build/web/WEB-INF/classes/br/com/scargames/util/UtilMessages.class</text:span></text:p>
      <text:p text:style-name="Standard"><text:span text:style-name="T4"><text:s text:c="8"/></text:span><text:span text:style-name="T1">new file: <text:s text:c="2"/>ScarGames/build/web/WEB-INF/classes/hibernate.cfg.xml</text:span></text:p>
      <text:p text:style-name="Standard"><text:span text:style-name="T4"><text:s text:c="8"/></text:span><text:span text:style-name="T1">new file: <text:s text:c="2"/>ScarGames/build/web/WEB-INF/glassfish-web.xml</text:span></text:p>
      <text:p text:style-name="Standard"><text:span text:style-name="T4"><text:s text:c="8"/></text:span><text:span text:style-name="T1">new file: <text:s text:c="2"/>ScarGames/build/web/WEB-INF/lib/all-themes-1.0.10.jar</text:span></text:p>
      <text:p text:style-name="Standard"><text:span text:style-name="T4"><text:s text:c="8"/></text:span><text:span text:style-name="T1">new file: <text:s text:c="2"/>ScarGames/build/web/WEB-INF/lib/antlr-2.7.7.jar</text:span></text:p>
      <text:p text:style-name="Standard"><text:span text:style-name="T4"><text:s text:c="8"/></text:span><text:span text:style-name="T1">new file: <text:s text:c="2"/>ScarGames/build/web/WEB-INF/lib/c3p0-0.9.2.1.jar</text:span></text:p>
      <text:p text:style-name="Standard"><text:span text:style-name="T4"><text:s text:c="8"/></text:span><text:span text:style-name="T1">new file: <text:s text:c="2"/>ScarGames/build/web/WEB-INF/lib/dom4j-1.6.1.jar</text:span></text:p>
      <text:p text:style-name="Standard"><text:span text:style-name="T4"><text:s text:c="8"/></text:span><text:span text:style-name="T1">new file: <text:s text:c="2"/>ScarGames/build/web/WEB-INF/lib/ehcache-core-2.4.3.jar</text:span></text:p>
      <text:p text:style-name="Standard"><text:span text:style-name="T4"><text:s text:c="8"/></text:span><text:span text:style-name="T1">new file: <text:s text:c="2"/>ScarGames/build/web/WEB-INF/lib/hibernate-c3p0-4.3.1.Final.jar</text:span></text:p>
      <text:p text:style-name="Standard"><text:span text:style-name="T4"><text:s text:c="8"/></text:span><text:span text:style-name="T1">new file: <text:s text:c="2"/>ScarGames/build/web/WEB-INF/lib/hibernate-commons-annotations-4.0.4.Final.jar</text:span></text:p>
      <text:p text:style-name="Standard"><text:span text:style-name="T4"><text:s text:c="8"/></text:span><text:span text:style-name="T1">new file: <text:s text:c="2"/>ScarGames/build/web/WEB-INF/lib/hibernate-core-4.3.1.Final.jar</text:span></text:p>
      <text:p text:style-name="Standard"><text:span text:style-name="T4"><text:s text:c="8"/></text:span><text:span text:style-name="T1">new file: <text:s text:c="2"/>ScarGames/build/web/WEB-INF/lib/hibernate-ehcache-4.3.1.Final.jar</text:span></text:p>
      <text:p text:style-name="Standard"><text:span text:style-name="T4"><text:s text:c="8"/></text:span><text:span text:style-name="T1">new file: <text:s text:c="2"/>ScarGames/build/web/WEB-INF/lib/hibernate-entitymanager-4.3.1.Final.jar</text:span></text:p>
      <text:p text:style-name="Standard"><text:span text:style-name="T4"><text:s text:c="8"/></text:span><text:span text:style-name="T1">new file: <text:s text:c="2"/>ScarGames/build/web/WEB-INF/lib/javassist-3.18.1-GA.jar</text:span></text:p>
      <text:p text:style-name="Standard"><text:span text:style-name="T4"><text:s text:c="8"/></text:span><text:span text:style-name="T1">new file: <text:s text:c="2"/>ScarGames/build/web/WEB-INF/lib/jboss-logging-3.1.3.GA.jar</text:span></text:p>
      <text:p text:style-name="Standard"><text:span text:style-name="T4"><text:s text:c="8"/></text:span><text:span text:style-name="T1">new file: <text:s text:c="2"/>ScarGames/build/web/WEB-INF/lib/jboss-transaction-api_1.2_spec-1.0.0.Final.jar</text:span></text:p>
      <text:p text:style-name="Standard"><text:span text:style-name="T4"><text:s text:c="8"/></text:span><text:span text:style-name="T1">new file: <text:s text:c="2"/>ScarGames/build/web/WEB-INF/lib/mchange-commons-java-0.2.3.4.jar</text:span></text:p>
      <text:p text:style-name="Standard"><text:span text:style-name="T4"><text:s text:c="8"/></text:span><text:span text:style-name="T1">new file: <text:s text:c="2"/>ScarGames/build/web/WEB-INF/lib/mysql-connector-java-5.1.23-bin.jar</text:span></text:p>
      <text:p text:style-name="Standard"><text:span text:style-name="T4"><text:s text:c="8"/></text:span><text:span text:style-name="T1">new file: <text:s text:c="2"/>ScarGames/build/web/WEB-INF/lib/primefaces-6.2.jar</text:span></text:p>
      <text:p text:style-name="Standard"><text:span text:style-name="T4"><text:s text:c="8"/></text:span><text:span text:style-name="T1">new file: <text:s text:c="2"/>ScarGames/build/web/WEB-INF/lib/slf4j-api-1.6.1.jar</text:span></text:p>
      <text:p text:style-name="Standard"><text:span text:style-name="T4"><text:s text:c="8"/></text:span><text:span text:style-name="T1">new file: <text:s text:c="2"/>ScarGames/build/web/WEB-INF/lib/slf4j-simple-1.6.1.jar</text:span></text:p>
      <text:p text:style-name="Standard"><text:span text:style-name="T4"><text:s text:c="8"/></text:span><text:span text:style-name="T1">new file: <text:s text:c="2"/>ScarGames/build/web/WEB-INF/web.xml</text:span></text:p>
      <text:p text:style-name="Standard"><text:span text:style-name="T4"><text:s text:c="8"/></text:span><text:span text:style-name="T1">new file: <text:s text:c="2"/>ScarGames/build/web/gfv3ee6.dpf</text:span></text:p>
      <text:p text:style-name="Standard"><text:span text:style-name="T4"><text:s text:c="8"/></text:span><text:span text:style-name="T1">new file: <text:s text:c="2"/>ScarGames/build/web/login.xhtml</text:span></text:p>
      <text:p text:style-name="Standard"><text:span text:style-name="T4"><text:s text:c="8"/></text:span><text:span text:style-name="T1">new file: <text:s text:c="2"/>ScarGames/build/web/private/bandeira/alter.xhtml</text:span></text:p>
      <text:p text:style-name="Standard"><text:span text:style-name="T4"><text:s text:c="8"/></text:span><text:span text:style-name="T1">new file: <text:s text:c="2"/>ScarGames/build/web/private/bandeira/list.xhtml</text:span></text:p>
      <text:p text:style-name="Standard"><text:span text:style-name="T4"><text:s text:c="8"/></text:span><text:span text:style-name="T1">new file: <text:s text:c="2"/>ScarGames/build/web/private/bandeira/new.xhtml</text:span></text:p>
      <text:p text:style-name="Standard"><text:span text:style-name="T4"><text:s text:c="8"/></text:span><text:span text:style-name="T1">new file: <text:s text:c="2"/>ScarGames/build/web/private/cidades/alter.xhtml</text:span></text:p>
      <text:p text:style-name="Standard"><text:span text:style-name="T4"><text:s text:c="8"/></text:span><text:span text:style-name="T1">new file: <text:s text:c="2"/>ScarGames/build/web/private/cidades/list.xhtml</text:span></text:p>
      <text:p text:style-name="Standard"><text:span text:style-name="T4"><text:s text:c="8"/></text:span><text:span text:style-name="T1">new file: <text:s text:c="2"/>ScarGames/build/web/private/cidades/new.xhtml</text:span></text:p>
      <text:p text:style-name="Standard"><text:span text:style-name="T4"><text:s text:c="8"/></text:span><text:span text:style-name="T1">new file: <text:s text:c="2"/>ScarGames/build/web/private/genero/genero.xhtml</text:span></text:p>
      <text:p text:style-name="Standard"><text:span text:style-name="T4"><text:s text:c="8"/></text:span><text:span text:style-name="T1">new file: <text:s text:c="2"/>ScarGames/build/web/private/index.xhtml</text:span></text:p>
      <text:p text:style-name="Standard"><text:span text:style-name="T4"><text:s text:c="8"/></text:span><text:span text:style-name="T1">new file: <text:s text:c="2"/>ScarGames/build/web/private/templates/footer.xhtml</text:span></text:p>
      <text:p text:style-name="Standard"><text:span text:style-name="T4"><text:s text:c="8"/></text:span><text:span text:style-name="T1">new file: <text:s text:c="2"/>ScarGames/build/web/private/templates/header.xhtml</text:span></text:p>
      <text:p text:style-name="Standard"><text:span text:style-name="T4"><text:s text:c="8"/></text:span><text:span text:style-name="T1">new file: <text:s text:c="2"/>ScarGames/build/web/private/templates/menu.xhtml</text:span></text:p>
      <text:p text:style-name="Standard"><text:span text:style-name="T4"><text:s text:c="8"/></text:span><text:span text:style-name="T1">new file: <text:s text:c="2"/>ScarGames/build/web/private/templates/template.xhtml</text:span></text:p>
      <text:p text:style-name="Standard"><text:span text:style-name="T4"><text:s text:c="8"/></text:span><text:span text:style-name="T1">new file: <text:s text:c="2"/>ScarGames/build/web/resources/css/style.css</text:span></text:p>
      <text:p text:style-name="Standard"><text:span text:style-name="T4"><text:s text:c="8"/></text:span><text:span text:style-name="T1">new file: <text:s text:c="2"/>ScarGames/build/web/resources/img/add.png</text:span></text:p>
      <text:p text:style-name="Standard"><text:span text:style-name="T4"><text:s text:c="8"/></text:span><text:span text:style-name="T1">new file: <text:s text:c="2"/>ScarGames/build/web/resources/img/bandeira.png</text:span></text:p>
      <text:p text:style-name="Standard"><text:span text:style-name="T4"><text:s text:c="8"/></text:span><text:span text:style-name="T1">new file: <text:s text:c="2"/>ScarGames/build/web/resources/img/cidade.png</text:span></text:p>
      <text:p text:style-name="Standard"><text:span text:style-name="T4"><text:s text:c="8"/></text:span><text:span text:style-name="T1">new file: <text:s text:c="2"/>ScarGames/build/web/resources/img/genero.png</text:span></text:p>
      <text:p text:style-name="Standard"><text:span text:style-name="T4"><text:s text:c="8"/></text:span><text:span text:style-name="T1">new file: <text:s text:c="2"/>ScarGames/build/web/resources/img/home.png</text:span></text:p>
      <text:p text:style-name="Standard"><text:span text:style-name="T4"><text:s text:c="8"/></text:span><text:span text:style-name="T1">new file: <text:s text:c="2"/>ScarGames/build/web/welcomePrimefaces.xhtml</text:span></text:p>
      <text:p text:style-name="Standard"><text:span text:style-name="T4"><text:s text:c="8"/></text:span><text:span text:style-name="T1">new file: <text:s text:c="2"/>ScarGames/nbproject/ant-deploy.xml</text:span></text:p>
      <text:p text:style-name="Standard"><text:span text:style-name="T4"><text:s text:c="8"/></text:span><text:span text:style-name="T1">new file: <text:s text:c="2"/>ScarGames/nbproject/build-impl.xml</text:span></text:p>
      <text:p text:style-name="Standard"><text:span text:style-name="T4"><text:s text:c="8"/></text:span><text:span text:style-name="T1">new file: <text:s text:c="2"/>ScarGames/nbproject/genfiles.properties</text:span></text:p>
      <text:p text:style-name="Standard"><text:span text:style-name="T4"><text:s text:c="8"/></text:span><text:span text:style-name="T1">new file: <text:s text:c="2"/>ScarGames/nbproject/private/private.properties</text:span></text:p>
      <text:p text:style-name="Standard"><text:span text:style-name="T4"><text:s text:c="8"/></text:span><text:span text:style-name="T1">new file: <text:s text:c="2"/>ScarGames/nbproject/private/private.xml</text:span></text:p>
      <text:p text:style-name="Standard"><text:span text:style-name="T4"><text:s text:c="8"/></text:span><text:span text:style-name="T1">new file: <text:s text:c="2"/>ScarGames/nbproject/project.properties</text:span></text:p>
      <text:p text:style-name="Standard"><text:span text:style-name="T4"><text:s text:c="8"/></text:span><text:span text:style-name="T1">new file: <text:s text:c="2"/>ScarGames/nbproject/project.xml</text:span></text:p>
      <text:p text:style-name="Standard"><text:span text:style-name="T4"><text:s text:c="8"/></text:span><text:span text:style-name="T1">new file: <text:s text:c="2"/>ScarGames/src/conf/MANIFEST.MF</text:span></text:p>
      <text:p text:style-name="Standard"><text:span text:style-name="T4"><text:s text:c="8"/></text:span><text:span text:style-name="T1">new file: <text:s text:c="2"/>ScarGames/src/java/br/com/scargames/controller/BandeiraMB.java</text:span></text:p>
      <text:p text:style-name="Standard"><text:span text:style-name="T4"><text:s text:c="8"/></text:span><text:span text:style-name="T1">new file: <text:s text:c="2"/>ScarGames/src/java/br/com/scargames/controller/CidadeMB.java</text:span></text:p>
      <text:p text:style-name="Standard"><text:span text:style-name="T4"><text:s text:c="8"/></text:span><text:span text:style-name="T1">new file: <text:s text:c="2"/>ScarGames/src/java/br/com/scargames/controller/GeneroMB.java</text:span></text:p>
      <text:p text:style-name="Standard"><text:soft-page-break/><text:span text:style-name="T4"><text:s text:c="8"/></text:span><text:span text:style-name="T1">new file: <text:s text:c="2"/>ScarGames/src/java/br/com/scargames/controller/UsuarioMB.java</text:span></text:p>
      <text:p text:style-name="Standard"><text:span text:style-name="T4"><text:s text:c="8"/></text:span><text:span text:style-name="T1">new file: <text:s text:c="2"/>ScarGames/src/java/br/com/scargames/dao/BandeiraDao.java</text:span></text:p>
      <text:p text:style-name="Standard"><text:span text:style-name="T4"><text:s text:c="8"/></text:span><text:span text:style-name="T1">new file: <text:s text:c="2"/>ScarGames/src/java/br/com/scargames/dao/BibliotecaDao.java</text:span></text:p>
      <text:p text:style-name="Standard"><text:span text:style-name="T4"><text:s text:c="8"/></text:span><text:span text:style-name="T1">new file: <text:s text:c="2"/>ScarGames/src/java/br/com/scargames/dao/CartaoDao.java</text:span></text:p>
      <text:p text:style-name="Standard"><text:span text:style-name="T4"><text:s text:c="8"/></text:span><text:span text:style-name="T1">new file: <text:s text:c="2"/>ScarGames/src/java/br/com/scargames/dao/CidadeDao.java</text:span></text:p>
      <text:p text:style-name="Standard"><text:span text:style-name="T4"><text:s text:c="8"/></text:span><text:span text:style-name="T1">new file: <text:s text:c="2"/>ScarGames/src/java/br/com/scargames/dao/EnderecoDao.java</text:span></text:p>
      <text:p text:style-name="Standard"><text:span text:style-name="T4"><text:s text:c="8"/></text:span><text:span text:style-name="T1">new file: <text:s text:c="2"/>ScarGames/src/java/br/com/scargames/dao/GeneroDao.java</text:span></text:p>
      <text:p text:style-name="Standard"><text:span text:style-name="T4"><text:s text:c="8"/></text:span><text:span text:style-name="T1">new file: <text:s text:c="2"/>ScarGames/src/java/br/com/scargames/dao/JogoDao.java</text:span></text:p>
      <text:p text:style-name="Standard"><text:span text:style-name="T4"><text:s text:c="8"/></text:span><text:span text:style-name="T1">new file: <text:s text:c="2"/>ScarGames/src/java/br/com/scargames/dao/ProdutoraDao.java</text:span></text:p>
      <text:p text:style-name="Standard"><text:span text:style-name="T4"><text:s text:c="8"/></text:span><text:span text:style-name="T1">new file: <text:s text:c="2"/>ScarGames/src/java/br/com/scargames/dao/UsuarioDao.java</text:span></text:p>
      <text:p text:style-name="Standard"><text:span text:style-name="T4"><text:s text:c="8"/></text:span><text:span text:style-name="T1">new file: <text:s text:c="2"/>ScarGames/src/java/br/com/scargames/domain/Bandeira.java</text:span></text:p>
      <text:p text:style-name="Standard"><text:span text:style-name="T4"><text:s text:c="8"/></text:span><text:span text:style-name="T1">new file: <text:s text:c="2"/>ScarGames/src/java/br/com/scargames/domain/Biblioteca.java</text:span></text:p>
      <text:p text:style-name="Standard"><text:span text:style-name="T4"><text:s text:c="8"/></text:span><text:span text:style-name="T1">new file: <text:s text:c="2"/>ScarGames/src/java/br/com/scargames/domain/Cartao.java</text:span></text:p>
      <text:p text:style-name="Standard"><text:span text:style-name="T4"><text:s text:c="8"/></text:span><text:span text:style-name="T1">new file: <text:s text:c="2"/>ScarGames/src/java/br/com/scargames/domain/Cidade.java</text:span></text:p>
      <text:p text:style-name="Standard"><text:span text:style-name="T4"><text:s text:c="8"/></text:span><text:span text:style-name="T1">new file: <text:s text:c="2"/>ScarGames/src/java/br/com/scargames/domain/Endereco.java</text:span></text:p>
      <text:p text:style-name="Standard"><text:span text:style-name="T4"><text:s text:c="8"/></text:span><text:span text:style-name="T1">new file: <text:s text:c="2"/>ScarGames/src/java/br/com/scargames/domain/Genero.java</text:span></text:p>
      <text:p text:style-name="Standard"><text:span text:style-name="T4"><text:s text:c="8"/></text:span><text:span text:style-name="T1">new file: <text:s text:c="2"/>ScarGames/src/java/br/com/scargames/domain/Jogo.java</text:span></text:p>
      <text:p text:style-name="Standard"><text:span text:style-name="T4"><text:s text:c="8"/></text:span><text:span text:style-name="T1">new file: <text:s text:c="2"/>ScarGames/src/java/br/com/scargames/domain/Produtora.java</text:span></text:p>
      <text:p text:style-name="Standard"><text:span text:style-name="T4"><text:s text:c="8"/></text:span><text:span text:style-name="T1">new file: <text:s text:c="2"/>ScarGames/src/java/br/com/scargames/domain/Usuario.java</text:span></text:p>
      <text:p text:style-name="Standard"><text:span text:style-name="T4"><text:s text:c="8"/></text:span><text:span text:style-name="T1">new file: <text:s text:c="2"/>ScarGames/src/java/br/com/scargames/services/BandeiraService.java</text:span></text:p>
      <text:p text:style-name="Standard"><text:span text:style-name="T4"><text:s text:c="8"/></text:span><text:span text:style-name="T1">new file: <text:s text:c="2"/>ScarGames/src/java/br/com/scargames/services/BibliotecaService.java</text:span></text:p>
      <text:p text:style-name="Standard"><text:span text:style-name="T4"><text:s text:c="8"/></text:span><text:span text:style-name="T1">new file: <text:s text:c="2"/>ScarGames/src/java/br/com/scargames/services/CartaoService.java</text:span></text:p>
      <text:p text:style-name="Standard"><text:span text:style-name="T4"><text:s text:c="8"/></text:span><text:span text:style-name="T1">new file: <text:s text:c="2"/>ScarGames/src/java/br/com/scargames/services/CidadeService.java</text:span></text:p>
      <text:p text:style-name="Standard"><text:span text:style-name="T4"><text:s text:c="8"/></text:span><text:span text:style-name="T1">new file: <text:s text:c="2"/>ScarGames/src/java/br/com/scargames/services/EnderecoService.java</text:span></text:p>
      <text:p text:style-name="Standard"><text:span text:style-name="T4"><text:s text:c="8"/></text:span><text:span text:style-name="T1">new file: <text:s text:c="2"/>ScarGames/src/java/br/com/scargames/services/GeneroService.java</text:span></text:p>
      <text:p text:style-name="Standard"><text:span text:style-name="T4"><text:s text:c="8"/></text:span><text:span text:style-name="T1">new file: <text:s text:c="2"/>ScarGames/src/java/br/com/scargames/services/JogoService.java</text:span></text:p>
      <text:p text:style-name="Standard"><text:span text:style-name="T4"><text:s text:c="8"/></text:span><text:span text:style-name="T1">new file: <text:s text:c="2"/>ScarGames/src/java/br/com/scargames/services/ProdutoraService.java</text:span></text:p>
      <text:p text:style-name="Standard"><text:span text:style-name="T4"><text:s text:c="8"/></text:span><text:span text:style-name="T1">new file: <text:s text:c="2"/>ScarGames/src/java/br/com/scargames/services/UsuarioService.java</text:span></text:p>
      <text:p text:style-name="Standard"><text:span text:style-name="T4"><text:s text:c="8"/></text:span><text:span text:style-name="T1">new file: <text:s text:c="2"/>ScarGames/src/java/br/com/scargames/util/HashMaker.java</text:span></text:p>
      <text:p text:style-name="Standard"><text:span text:style-name="T4"><text:s text:c="8"/></text:span><text:span text:style-name="T1">new file: <text:s text:c="2"/>ScarGames/src/java/br/com/scargames/util/HibernateUtil.java</text:span></text:p>
      <text:p text:style-name="Standard"><text:span text:style-name="T4"><text:s text:c="8"/></text:span><text:span text:style-name="T1">new file: <text:s text:c="2"/>ScarGames/src/java/br/com/scargames/util/UtilMessages.java</text:span></text:p>
      <text:p text:style-name="Standard"><text:span text:style-name="T4"><text:s text:c="8"/></text:span><text:span text:style-name="T1">new file: <text:s text:c="2"/>ScarGames/src/java/hibernate.cfg.xml</text:span></text:p>
      <text:p text:style-name="Standard"><text:span text:style-name="T4"><text:s text:c="8"/></text:span><text:span text:style-name="T1">new file: <text:s text:c="2"/>ScarGames/web/WEB-INF/glassfish-web.xml</text:span></text:p>
      <text:p text:style-name="Standard"><text:span text:style-name="T4"><text:s text:c="8"/></text:span><text:span text:style-name="T1">new file: <text:s text:c="2"/>ScarGames/web/WEB-INF/web.xml</text:span></text:p>
      <text:p text:style-name="Standard"><text:span text:style-name="T4"><text:s text:c="8"/></text:span><text:span text:style-name="T1">new file: <text:s text:c="2"/>ScarGames/web/login.xhtml</text:span></text:p>
      <text:p text:style-name="Standard"><text:span text:style-name="T4"><text:s text:c="8"/></text:span><text:span text:style-name="T1">new file: <text:s text:c="2"/>ScarGames/web/private/bandeira/alter.xhtml</text:span></text:p>
      <text:p text:style-name="Standard"><text:span text:style-name="T4"><text:s text:c="8"/></text:span><text:span text:style-name="T1">new file: <text:s text:c="2"/>ScarGames/web/private/bandeira/list.xhtml</text:span></text:p>
      <text:p text:style-name="Standard"><text:span text:style-name="T4"><text:s text:c="8"/></text:span><text:span text:style-name="T1">new file: <text:s text:c="2"/>ScarGames/web/private/bandeira/new.xhtml</text:span></text:p>
      <text:p text:style-name="Standard"><text:span text:style-name="T4"><text:s text:c="8"/></text:span><text:span text:style-name="T1">new file: <text:s text:c="2"/>ScarGames/web/private/cidades/alter.xhtml</text:span></text:p>
      <text:p text:style-name="Standard"><text:span text:style-name="T4"><text:s text:c="8"/></text:span><text:span text:style-name="T1">new file: <text:s text:c="2"/>ScarGames/web/private/cidades/list.xhtml</text:span></text:p>
      <text:p text:style-name="Standard"><text:span text:style-name="T4"><text:s text:c="8"/></text:span><text:span text:style-name="T1">new file: <text:s text:c="2"/>ScarGames/web/private/cidades/new.xhtml</text:span></text:p>
      <text:p text:style-name="Standard"><text:span text:style-name="T4"><text:s text:c="8"/></text:span><text:span text:style-name="T1">new file: <text:s text:c="2"/>ScarGames/web/private/genero/genero.xhtml</text:span></text:p>
      <text:p text:style-name="Standard"><text:span text:style-name="T4"><text:s text:c="8"/></text:span><text:span text:style-name="T1">new file: <text:s text:c="2"/>ScarGames/web/private/index.xhtml</text:span></text:p>
      <text:p text:style-name="Standard"><text:span text:style-name="T4"><text:s text:c="8"/></text:span><text:span text:style-name="T1">new file: <text:s text:c="2"/>ScarGames/web/private/templates/footer.xhtml</text:span></text:p>
      <text:p text:style-name="Standard"><text:span text:style-name="T4"><text:s text:c="8"/></text:span><text:span text:style-name="T1">new file: <text:s text:c="2"/>ScarGames/web/private/templates/header.xhtml</text:span></text:p>
      <text:p text:style-name="Standard"><text:span text:style-name="T4"><text:s text:c="8"/></text:span><text:span text:style-name="T1">new file: <text:s text:c="2"/>ScarGames/web/private/templates/menu.xhtml</text:span></text:p>
      <text:p text:style-name="Standard"><text:span text:style-name="T4"><text:s text:c="8"/></text:span><text:span text:style-name="T1">new file: <text:s text:c="2"/>ScarGames/web/private/templates/template.xhtml</text:span></text:p>
      <text:p text:style-name="Standard"><text:span text:style-name="T4"><text:s text:c="8"/></text:span><text:span text:style-name="T1">new file: <text:s text:c="2"/>ScarGames/web/resources/css/style.css</text:span></text:p>
      <text:p text:style-name="Standard"><text:span text:style-name="T4"><text:s text:c="8"/></text:span><text:span text:style-name="T1">new file: <text:s text:c="2"/>ScarGames/web/resources/img/add.png</text:span></text:p>
      <text:p text:style-name="Standard"><text:span text:style-name="T4"><text:s text:c="8"/></text:span><text:span text:style-name="T1">new file: <text:s text:c="2"/>ScarGames/web/resources/img/bandeira.png</text:span></text:p>
      <text:p text:style-name="Standard"><text:span text:style-name="T4"><text:s text:c="8"/></text:span><text:span text:style-name="T1">new file: <text:s text:c="2"/>ScarGames/web/resources/img/cidade.png</text:span></text:p>
      <text:p text:style-name="Standard"><text:span text:style-name="T4"><text:s text:c="8"/></text:span><text:span text:style-name="T1">new file: <text:s text:c="2"/>ScarGames/web/resources/img/genero.png</text:span></text:p>
      <text:p text:style-name="Standard"><text:span text:style-name="T4"><text:s text:c="8"/></text:span><text:span text:style-name="T1">new file: <text:s text:c="2"/>ScarGames/web/resources/img/home.png</text:span></text:p>
      <text:p text:style-name="Standard"><text:span text:style-name="T4"><text:s text:c="8"/></text:span><text:span text:style-name="T1">new file: <text:s text:c="2"/>ScarGames/web/welcomePrimefaces.xhtml</text:span></text:p>
      <text:p text:style-name="Standard"><text:span text:style-name="T4"><text:s text:c="8"/></text:span><text:span text:style-name="T1">new file: <text:s text:c="2"/>bd.sql</text:span></text:p>
      <text:p text:style-name="P3"/>
      <text:p text:style-name="P3"/>
      <text:p text:style-name="Standard"><text:span text:style-name="T1">aluno1@DESKTOP-I9POGHK </text:span><text:span text:style-name="T2">MINGW32 </text:span><text:span text:style-name="T3">~/Documents/NetBeansProjects/scargames-master/scargames-master</text:span><text:span text:style-name="T5"> (master)</text:span></text:p>
      <text:p text:style-name="Standard"><text:span text:style-name="T4">$ git commit -m "Criação do Crud"</text:span></text:p>
      <text:p text:style-name="P1"/>
      <text:p text:style-name="Standard"><text:span text:style-name="T4">*** Please tell me who you are.</text:span></text:p>
      <text:p text:style-name="P1"/>
      <text:p text:style-name="Standard"><text:span text:style-name="T4">Run</text:span></text:p>
      <text:p text:style-name="P1"/>
      <text:p text:style-name="Standard"><text:span text:style-name="T4"><text:s text:c="2"/>git config --global user.email "you@example.com"</text:span></text:p>
      <text:p text:style-name="Standard"><text:span text:style-name="T4"><text:s text:c="2"/>git config --global user.name "Your Name"</text:span></text:p>
      <text:p text:style-name="P1"/>
      <text:p text:style-name="Standard"><text:span text:style-name="T4">to set your account's default identity.</text:span></text:p>
      <text:p text:style-name="Standard"><text:span text:style-name="T4">Omit --global to set the identity only in this repository.</text:span></text:p>
      <text:p text:style-name="P1"/>
      <text:p text:style-name="Standard"><text:span text:style-name="T4">fatal: unable to auto-detect email address (got 'aluno1@DESKTOP-I9POGHK.(none)')</text:span></text:p>
      <text:p text:style-name="P1"/>
      <text:p text:style-name="Standard"><text:span text:style-name="T1">aluno1@DESKTOP-I9POGHK </text:span><text:span text:style-name="T2">MINGW32 </text:span><text:span text:style-name="T3">~/Documents/NetBeansProjects/scargames-master/scargames-master</text:span><text:span text:style-name="T5"> (master)</text:span></text:p>
      <text:p text:style-name="Standard"><text:soft-page-break/><text:span text:style-name="T4">$ git remote add origin https://github.com/LuizMaldini/scargames2.git</text:span></text:p>
      <text:p text:style-name="Standard"><text:span text:style-name="T4">fatal: remote origin already exists.</text:span></text:p>
      <text:p text:style-name="P1"/>
      <text:p text:style-name="Standard"><text:span text:style-name="T1">aluno1@DESKTOP-I9POGHK </text:span><text:span text:style-name="T2">MINGW32 </text:span><text:span text:style-name="T3">~/Documents/NetBeansProjects/scargames-master/scargames-master</text:span><text:span text:style-name="T5"> (master)</text:span></text:p>
      <text:p text:style-name="Standard"><text:span text:style-name="T4">$ git push -u origin master</text:span></text:p>
      <text:p text:style-name="Standard"><text:span text:style-name="T4">error: src refspec master does not match any</text:span></text:p>
      <text:p text:style-name="Standard"><text:span text:style-name="T6">error: failed to push some refs to 'https://github.com/LuizMaldini/scargames2.git'</text:span></text:p>
      <text:p text:style-name="P2"/>
      <text:p text:style-name="Standard"><text:span text:style-name="T1">aluno1@DESKTOP-I9POGHK </text:span><text:span text:style-name="T2">MINGW32 </text:span><text:span text:style-name="T3">~/Documents/NetBeansProjects/scargames-master/scargames-master</text:span><text:span text:style-name="T5"> (master)</text:span></text:p>
      <text:p text:style-name="Standard"><text:span text:style-name="T4">$ git status</text:span></text:p>
      <text:p text:style-name="Standard"><text:span text:style-name="T4">On branch master</text:span></text:p>
      <text:p text:style-name="P1"/>
      <text:p text:style-name="Standard"><text:span text:style-name="T4">No commits yet</text:span></text:p>
      <text:p text:style-name="P1"/>
      <text:p text:style-name="Standard"><text:span text:style-name="T4">Changes to be committed:</text:span></text:p>
      <text:p text:style-name="Standard"><text:span text:style-name="T4"><text:s text:c="2"/>(use "git rm --cached &lt;file&gt;..." to unstage)</text:span></text:p>
      <text:p text:style-name="P1"/>
      <text:p text:style-name="Standard"><text:span text:style-name="T4"><text:s text:c="8"/></text:span><text:span text:style-name="T1">new file: <text:s text:c="2"/>Diagrama de Classes.asta</text:span></text:p>
      <text:p text:style-name="Standard"><text:span text:style-name="T4"><text:s text:c="8"/></text:span><text:span text:style-name="T1">new file: <text:s text:c="2"/>ScarGames/build.xml</text:span></text:p>
      <text:p text:style-name="Standard"><text:span text:style-name="T4"><text:s text:c="8"/></text:span><text:span text:style-name="T1">new file: <text:s text:c="2"/>ScarGames/build/web/META-INF/MANIFEST.MF</text:span></text:p>
      <text:p text:style-name="Standard"><text:span text:style-name="T4"><text:s text:c="8"/></text:span><text:span text:style-name="T1">new file: <text:s text:c="2"/>ScarGames/build/web/WEB-INF/classes/br/com/scargames/controller/BandeiraMB.class</text:span></text:p>
      <text:p text:style-name="Standard"><text:span text:style-name="T4"><text:s text:c="8"/></text:span><text:span text:style-name="T1">new file: <text:s text:c="2"/>ScarGames/build/web/WEB-INF/classes/br/com/scargames/controller/CidadeMB.class</text:span></text:p>
      <text:p text:style-name="Standard"><text:span text:style-name="T4"><text:s text:c="8"/></text:span><text:span text:style-name="T1">new file: <text:s text:c="2"/>ScarGames/build/web/WEB-INF/classes/br/com/scargames/controller/GeneroMB.class</text:span></text:p>
      <text:p text:style-name="Standard"><text:span text:style-name="T4"><text:s text:c="8"/></text:span><text:span text:style-name="T1">new file: <text:s text:c="2"/>ScarGames/build/web/WEB-INF/classes/br/com/scargames/controller/UsuarioMB.class</text:span></text:p>
      <text:p text:style-name="Standard"><text:span text:style-name="T4"><text:s text:c="8"/></text:span><text:span text:style-name="T1">new file: <text:s text:c="2"/>ScarGames/build/web/WEB-INF/classes/br/com/scargames/dao/BandeiraDao.class</text:span></text:p>
      <text:p text:style-name="Standard"><text:span text:style-name="T4"><text:s text:c="8"/></text:span><text:span text:style-name="T1">new file: <text:s text:c="2"/>ScarGames/build/web/WEB-INF/classes/br/com/scargames/dao/BibliotecaDao.class</text:span></text:p>
      <text:p text:style-name="Standard"><text:span text:style-name="T4"><text:s text:c="8"/></text:span><text:span text:style-name="T1">new file: <text:s text:c="2"/>ScarGames/build/web/WEB-INF/classes/br/com/scargames/dao/CartaoDao.class</text:span></text:p>
      <text:p text:style-name="Standard"><text:span text:style-name="T4"><text:s text:c="8"/></text:span><text:span text:style-name="T1">new file: <text:s text:c="2"/>ScarGames/build/web/WEB-INF/classes/br/com/scargames/dao/CidadeDao.class</text:span></text:p>
      <text:p text:style-name="Standard"><text:span text:style-name="T4"><text:s text:c="8"/></text:span><text:span text:style-name="T1">new file: <text:s text:c="2"/>ScarGames/build/web/WEB-INF/classes/br/com/scargames/dao/EnderecoDao.class</text:span></text:p>
      <text:p text:style-name="Standard"><text:span text:style-name="T4"><text:s text:c="8"/></text:span><text:span text:style-name="T1">new file: <text:s text:c="2"/>ScarGames/build/web/WEB-INF/classes/br/com/scargames/dao/GeneroDao.class</text:span></text:p>
      <text:p text:style-name="Standard"><text:span text:style-name="T4"><text:s text:c="8"/></text:span><text:span text:style-name="T1">new file: <text:s text:c="2"/>ScarGames/build/web/WEB-INF/classes/br/com/scargames/dao/JogoDao.class</text:span></text:p>
      <text:p text:style-name="Standard"><text:span text:style-name="T4"><text:s text:c="8"/></text:span><text:span text:style-name="T1">new file: <text:s text:c="2"/>ScarGames/build/web/WEB-INF/classes/br/com/scargames/dao/ProdutoraDao.class</text:span></text:p>
      <text:p text:style-name="Standard"><text:span text:style-name="T4"><text:s text:c="8"/></text:span><text:span text:style-name="T1">new file: <text:s text:c="2"/>ScarGames/build/web/WEB-INF/classes/br/com/scargames/dao/UsuarioDao.class</text:span></text:p>
      <text:p text:style-name="Standard"><text:span text:style-name="T4"><text:s text:c="8"/></text:span><text:span text:style-name="T1">new file: <text:s text:c="2"/>ScarGames/build/web/WEB-INF/classes/br/com/scargames/domain/Bandeira.class</text:span></text:p>
      <text:p text:style-name="Standard"><text:span text:style-name="T4"><text:s text:c="8"/></text:span><text:span text:style-name="T1">new file: <text:s text:c="2"/>ScarGames/build/web/WEB-INF/classes/br/com/scargames/domain/Biblioteca.class</text:span></text:p>
      <text:p text:style-name="Standard"><text:span text:style-name="T4"><text:s text:c="8"/></text:span><text:span text:style-name="T1">new file: <text:s text:c="2"/>ScarGames/build/web/WEB-INF/classes/br/com/scargames/domain/Cartao.class</text:span></text:p>
      <text:p text:style-name="Standard"><text:span text:style-name="T4"><text:s text:c="8"/></text:span><text:span text:style-name="T1">new file: <text:s text:c="2"/>ScarGames/build/web/WEB-INF/classes/br/com/scargames/domain/Cidade.class</text:span></text:p>
      <text:p text:style-name="Standard"><text:span text:style-name="T4"><text:s text:c="8"/></text:span><text:span text:style-name="T1">new file: <text:s text:c="2"/>ScarGames/build/web/WEB-INF/classes/br/com/scargames/domain/Endereco.class</text:span></text:p>
      <text:p text:style-name="Standard"><text:span text:style-name="T4"><text:s text:c="8"/></text:span><text:span text:style-name="T1">new file: <text:s text:c="2"/>ScarGames/build/web/WEB-INF/classes/br/com/scargames/domain/Genero.class</text:span></text:p>
      <text:p text:style-name="Standard"><text:span text:style-name="T4"><text:s text:c="8"/></text:span><text:span text:style-name="T1">new file: <text:s text:c="2"/>ScarGames/build/web/WEB-INF/classes/br/com/scargames/domain/Jogo.class</text:span></text:p>
      <text:p text:style-name="Standard"><text:span text:style-name="T4"><text:s text:c="8"/></text:span><text:span text:style-name="T1">new file: <text:s text:c="2"/>ScarGames/build/web/WEB-INF/classes/br/com/scargames/domain/Produtora.class</text:span></text:p>
      <text:p text:style-name="Standard"><text:span text:style-name="T4"><text:s text:c="8"/></text:span><text:span text:style-name="T1">new file: <text:s text:c="2"/>ScarGames/build/web/WEB-INF/classes/br/com/scargames/domain/Usuario.class</text:span></text:p>
      <text:p text:style-name="Standard"><text:span text:style-name="T4"><text:s text:c="8"/></text:span><text:span text:style-name="T1">new file: <text:s text:c="2"/>ScarGames/build/web/WEB-INF/classes/br/com/scargames/services/BandeiraService.class</text:span></text:p>
      <text:p text:style-name="Standard"><text:span text:style-name="T4"><text:s text:c="8"/></text:span><text:span text:style-name="T1">new file: <text:s text:c="2"/>ScarGames/build/web/WEB-INF/classes/br/com/scargames/services/BibliotecaService.class</text:span></text:p>
      <text:p text:style-name="Standard"><text:span text:style-name="T4"><text:s text:c="8"/></text:span><text:span text:style-name="T1">new file: <text:s text:c="2"/>ScarGames/build/web/WEB-INF/classes/br/com/scargames/services/CartaoService.class</text:span></text:p>
      <text:p text:style-name="Standard"><text:span text:style-name="T4"><text:s text:c="8"/></text:span><text:span text:style-name="T1">new file: <text:s text:c="2"/>ScarGames/build/web/WEB-INF/classes/br/com/scargames/services/CidadeService.class</text:span></text:p>
      <text:p text:style-name="Standard"><text:span text:style-name="T4"><text:s text:c="8"/></text:span><text:span text:style-name="T1">new file: <text:s text:c="2"/>ScarGames/build/web/WEB-INF/classes/br/com/scargames/services/EnderecoService.class</text:span></text:p>
      <text:p text:style-name="Standard"><text:soft-page-break/><text:span text:style-name="T4"><text:s text:c="8"/></text:span><text:span text:style-name="T1">new file: <text:s text:c="2"/>ScarGames/build/web/WEB-INF/classes/br/com/scargames/services/GeneroService.class</text:span></text:p>
      <text:p text:style-name="Standard"><text:span text:style-name="T4"><text:s text:c="8"/></text:span><text:span text:style-name="T1">new file: <text:s text:c="2"/>ScarGames/build/web/WEB-INF/classes/br/com/scargames/services/JogoService.class</text:span></text:p>
      <text:p text:style-name="Standard"><text:span text:style-name="T4"><text:s text:c="8"/></text:span><text:span text:style-name="T1">new file: <text:s text:c="2"/>ScarGames/build/web/WEB-INF/classes/br/com/scargames/services/ProdutoraService.class</text:span></text:p>
      <text:p text:style-name="Standard"><text:span text:style-name="T4"><text:s text:c="8"/></text:span><text:span text:style-name="T1">new file: <text:s text:c="2"/>ScarGames/build/web/WEB-INF/classes/br/com/scargames/services/UsuarioService.class</text:span></text:p>
      <text:p text:style-name="Standard"><text:span text:style-name="T4"><text:s text:c="8"/></text:span><text:span text:style-name="T1">new file: <text:s text:c="2"/>ScarGames/build/web/WEB-INF/classes/br/com/scargames/util/HashMaker.class</text:span></text:p>
      <text:p text:style-name="Standard"><text:span text:style-name="T4"><text:s text:c="8"/></text:span><text:span text:style-name="T1">new file: <text:s text:c="2"/>ScarGames/build/web/WEB-INF/classes/br/com/scargames/util/HibernateUtil.class</text:span></text:p>
      <text:p text:style-name="Standard"><text:span text:style-name="T4"><text:s text:c="8"/></text:span><text:span text:style-name="T1">new file: <text:s text:c="2"/>ScarGames/build/web/WEB-INF/classes/br/com/scargames/util/UtilMessages.class</text:span></text:p>
      <text:p text:style-name="Standard"><text:span text:style-name="T4"><text:s text:c="8"/></text:span><text:span text:style-name="T1">new file: <text:s text:c="2"/>ScarGames/build/web/WEB-INF/classes/hibernate.cfg.xml</text:span></text:p>
      <text:p text:style-name="Standard"><text:span text:style-name="T4"><text:s text:c="8"/></text:span><text:span text:style-name="T1">new file: <text:s text:c="2"/>ScarGames/build/web/WEB-INF/glassfish-web.xml</text:span></text:p>
      <text:p text:style-name="Standard"><text:span text:style-name="T4"><text:s text:c="8"/></text:span><text:span text:style-name="T1">new file: <text:s text:c="2"/>ScarGames/build/web/WEB-INF/lib/all-themes-1.0.10.jar</text:span></text:p>
      <text:p text:style-name="Standard"><text:span text:style-name="T4"><text:s text:c="8"/></text:span><text:span text:style-name="T1">new file: <text:s text:c="2"/>ScarGames/build/web/WEB-INF/lib/antlr-2.7.7.jar</text:span></text:p>
      <text:p text:style-name="Standard"><text:span text:style-name="T4"><text:s text:c="8"/></text:span><text:span text:style-name="T1">new file: <text:s text:c="2"/>ScarGames/build/web/WEB-INF/lib/c3p0-0.9.2.1.jar</text:span></text:p>
      <text:p text:style-name="Standard"><text:span text:style-name="T4"><text:s text:c="8"/></text:span><text:span text:style-name="T1">new file: <text:s text:c="2"/>ScarGames/build/web/WEB-INF/lib/dom4j-1.6.1.jar</text:span></text:p>
      <text:p text:style-name="Standard"><text:span text:style-name="T4"><text:s text:c="8"/></text:span><text:span text:style-name="T1">new file: <text:s text:c="2"/>ScarGames/build/web/WEB-INF/lib/ehcache-core-2.4.3.jar</text:span></text:p>
      <text:p text:style-name="Standard"><text:span text:style-name="T4"><text:s text:c="8"/></text:span><text:span text:style-name="T1">new file: <text:s text:c="2"/>ScarGames/build/web/WEB-INF/lib/hibernate-c3p0-4.3.1.Final.jar</text:span></text:p>
      <text:p text:style-name="Standard"><text:span text:style-name="T4"><text:s text:c="8"/></text:span><text:span text:style-name="T1">new file: <text:s text:c="2"/>ScarGames/build/web/WEB-INF/lib/hibernate-commons-annotations-4.0.4.Final.jar</text:span></text:p>
      <text:p text:style-name="Standard"><text:span text:style-name="T4"><text:s text:c="8"/></text:span><text:span text:style-name="T1">new file: <text:s text:c="2"/>ScarGames/build/web/WEB-INF/lib/hibernate-core-4.3.1.Final.jar</text:span></text:p>
      <text:p text:style-name="Standard"><text:span text:style-name="T4"><text:s text:c="8"/></text:span><text:span text:style-name="T1">new file: <text:s text:c="2"/>ScarGames/build/web/WEB-INF/lib/hibernate-ehcache-4.3.1.Final.jar</text:span></text:p>
      <text:p text:style-name="Standard"><text:span text:style-name="T4"><text:s text:c="8"/></text:span><text:span text:style-name="T1">new file: <text:s text:c="2"/>ScarGames/build/web/WEB-INF/lib/hibernate-entitymanager-4.3.1.Final.jar</text:span></text:p>
      <text:p text:style-name="Standard"><text:span text:style-name="T4"><text:s text:c="8"/></text:span><text:span text:style-name="T1">new file: <text:s text:c="2"/>ScarGames/build/web/WEB-INF/lib/javassist-3.18.1-GA.jar</text:span></text:p>
      <text:p text:style-name="Standard"><text:span text:style-name="T4"><text:s text:c="8"/></text:span><text:span text:style-name="T1">new file: <text:s text:c="2"/>ScarGames/build/web/WEB-INF/lib/jboss-logging-3.1.3.GA.jar</text:span></text:p>
      <text:p text:style-name="Standard"><text:span text:style-name="T4"><text:s text:c="8"/></text:span><text:span text:style-name="T1">new file: <text:s text:c="2"/>ScarGames/build/web/WEB-INF/lib/jboss-transaction-api_1.2_spec-1.0.0.Final.jar</text:span></text:p>
      <text:p text:style-name="Standard"><text:span text:style-name="T4"><text:s text:c="8"/></text:span><text:span text:style-name="T1">new file: <text:s text:c="2"/>ScarGames/build/web/WEB-INF/lib/mchange-commons-java-0.2.3.4.jar</text:span></text:p>
      <text:p text:style-name="Standard"><text:span text:style-name="T4"><text:s text:c="8"/></text:span><text:span text:style-name="T1">new file: <text:s text:c="2"/>ScarGames/build/web/WEB-INF/lib/mysql-connector-java-5.1.23-bin.jar</text:span></text:p>
      <text:p text:style-name="Standard"><text:span text:style-name="T4"><text:s text:c="8"/></text:span><text:span text:style-name="T1">new file: <text:s text:c="2"/>ScarGames/build/web/WEB-INF/lib/primefaces-6.2.jar</text:span></text:p>
      <text:p text:style-name="Standard"><text:span text:style-name="T4"><text:s text:c="8"/></text:span><text:span text:style-name="T1">new file: <text:s text:c="2"/>ScarGames/build/web/WEB-INF/lib/slf4j-api-1.6.1.jar</text:span></text:p>
      <text:p text:style-name="Standard"><text:span text:style-name="T4"><text:s text:c="8"/></text:span><text:span text:style-name="T1">new file: <text:s text:c="2"/>ScarGames/build/web/WEB-INF/lib/slf4j-simple-1.6.1.jar</text:span></text:p>
      <text:p text:style-name="Standard"><text:span text:style-name="T4"><text:s text:c="8"/></text:span><text:span text:style-name="T1">new file: <text:s text:c="2"/>ScarGames/build/web/WEB-INF/web.xml</text:span></text:p>
      <text:p text:style-name="Standard"><text:span text:style-name="T4"><text:s text:c="8"/></text:span><text:span text:style-name="T1">new file: <text:s text:c="2"/>ScarGames/build/web/gfv3ee6.dpf</text:span></text:p>
      <text:p text:style-name="Standard"><text:span text:style-name="T4"><text:s text:c="8"/></text:span><text:span text:style-name="T1">new file: <text:s text:c="2"/>ScarGames/build/web/login.xhtml</text:span></text:p>
      <text:p text:style-name="Standard"><text:span text:style-name="T4"><text:s text:c="8"/></text:span><text:span text:style-name="T1">new file: <text:s text:c="2"/>ScarGames/build/web/private/bandeira/alter.xhtml</text:span></text:p>
      <text:p text:style-name="Standard"><text:span text:style-name="T4"><text:s text:c="8"/></text:span><text:span text:style-name="T1">new file: <text:s text:c="2"/>ScarGames/build/web/private/bandeira/list.xhtml</text:span></text:p>
      <text:p text:style-name="Standard"><text:span text:style-name="T4"><text:s text:c="8"/></text:span><text:span text:style-name="T1">new file: <text:s text:c="2"/>ScarGames/build/web/private/bandeira/new.xhtml</text:span></text:p>
      <text:p text:style-name="Standard"><text:span text:style-name="T4"><text:s text:c="8"/></text:span><text:span text:style-name="T1">new file: <text:s text:c="2"/>ScarGames/build/web/private/cidades/alter.xhtml</text:span></text:p>
      <text:p text:style-name="Standard"><text:span text:style-name="T4"><text:s text:c="8"/></text:span><text:span text:style-name="T1">new file: <text:s text:c="2"/>ScarGames/build/web/private/cidades/list.xhtml</text:span></text:p>
      <text:p text:style-name="Standard"><text:span text:style-name="T4"><text:s text:c="8"/></text:span><text:span text:style-name="T1">new file: <text:s text:c="2"/>ScarGames/build/web/private/cidades/new.xhtml</text:span></text:p>
      <text:p text:style-name="Standard"><text:span text:style-name="T4"><text:s text:c="8"/></text:span><text:span text:style-name="T1">new file: <text:s text:c="2"/>ScarGames/build/web/private/genero/genero.xhtml</text:span></text:p>
      <text:p text:style-name="Standard"><text:span text:style-name="T4"><text:s text:c="8"/></text:span><text:span text:style-name="T1">new file: <text:s text:c="2"/>ScarGames/build/web/private/index.xhtml</text:span></text:p>
      <text:p text:style-name="Standard"><text:span text:style-name="T4"><text:s text:c="8"/></text:span><text:span text:style-name="T1">new file: <text:s text:c="2"/>ScarGames/build/web/private/templates/footer.xhtml</text:span></text:p>
      <text:p text:style-name="Standard"><text:span text:style-name="T4"><text:s text:c="8"/></text:span><text:span text:style-name="T1">new file: <text:s text:c="2"/>ScarGames/build/web/private/templates/header.xhtml</text:span></text:p>
      <text:p text:style-name="Standard"><text:span text:style-name="T4"><text:s text:c="8"/></text:span><text:span text:style-name="T1">new file: <text:s text:c="2"/>ScarGames/build/web/private/templates/menu.xhtml</text:span></text:p>
      <text:p text:style-name="Standard"><text:span text:style-name="T4"><text:s text:c="8"/></text:span><text:span text:style-name="T1">new file: <text:s text:c="2"/>ScarGames/build/web/private/templates/template.xhtml</text:span></text:p>
      <text:p text:style-name="Standard"><text:span text:style-name="T4"><text:s text:c="8"/></text:span><text:span text:style-name="T1">new file: <text:s text:c="2"/>ScarGames/build/web/resources/css/style.css</text:span></text:p>
      <text:p text:style-name="Standard"><text:span text:style-name="T4"><text:s text:c="8"/></text:span><text:span text:style-name="T1">new file: <text:s text:c="2"/>ScarGames/build/web/resources/img/add.png</text:span></text:p>
      <text:p text:style-name="Standard"><text:span text:style-name="T4"><text:s text:c="8"/></text:span><text:span text:style-name="T1">new file: <text:s text:c="2"/>ScarGames/build/web/resources/img/bandeira.png</text:span></text:p>
      <text:p text:style-name="Standard"><text:span text:style-name="T4"><text:s text:c="8"/></text:span><text:span text:style-name="T1">new file: <text:s text:c="2"/>ScarGames/build/web/resources/img/cidade.png</text:span></text:p>
      <text:p text:style-name="Standard"><text:span text:style-name="T4"><text:s text:c="8"/></text:span><text:span text:style-name="T1">new file: <text:s text:c="2"/>ScarGames/build/web/resources/img/genero.png</text:span></text:p>
      <text:p text:style-name="Standard"><text:span text:style-name="T4"><text:s text:c="8"/></text:span><text:span text:style-name="T1">new file: <text:s text:c="2"/>ScarGames/build/web/resources/img/home.png</text:span></text:p>
      <text:p text:style-name="Standard"><text:span text:style-name="T4"><text:s text:c="8"/></text:span><text:span text:style-name="T1">new file: <text:s text:c="2"/>ScarGames/build/web/welcomePrimefaces.xhtml</text:span></text:p>
      <text:p text:style-name="Standard"><text:span text:style-name="T4"><text:s text:c="8"/></text:span><text:span text:style-name="T1">new file: <text:s text:c="2"/>ScarGames/nbproject/ant-deploy.xml</text:span></text:p>
      <text:p text:style-name="Standard"><text:span text:style-name="T4"><text:s text:c="8"/></text:span><text:span text:style-name="T1">new file: <text:s text:c="2"/>ScarGames/nbproject/build-impl.xml</text:span></text:p>
      <text:p text:style-name="Standard"><text:span text:style-name="T4"><text:s text:c="8"/></text:span><text:span text:style-name="T1">new file: <text:s text:c="2"/>ScarGames/nbproject/genfiles.properties</text:span></text:p>
      <text:p text:style-name="Standard"><text:span text:style-name="T4"><text:s text:c="8"/></text:span><text:span text:style-name="T1">new file: <text:s text:c="2"/>ScarGames/nbproject/private/private.properties</text:span></text:p>
      <text:p text:style-name="Standard"><text:span text:style-name="T4"><text:s text:c="8"/></text:span><text:span text:style-name="T1">new file: <text:s text:c="2"/>ScarGames/nbproject/private/private.xml</text:span></text:p>
      <text:p text:style-name="Standard"><text:span text:style-name="T4"><text:s text:c="8"/></text:span><text:span text:style-name="T1">new file: <text:s text:c="2"/>ScarGames/nbproject/project.properties</text:span></text:p>
      <text:p text:style-name="Standard"><text:span text:style-name="T4"><text:s text:c="8"/></text:span><text:span text:style-name="T1">new file: <text:s text:c="2"/>ScarGames/nbproject/project.xml</text:span></text:p>
      <text:p text:style-name="Standard"><text:span text:style-name="T4"><text:s text:c="8"/></text:span><text:span text:style-name="T1">new file: <text:s text:c="2"/>ScarGames/src/conf/MANIFEST.MF</text:span></text:p>
      <text:p text:style-name="Standard"><text:span text:style-name="T4"><text:s text:c="8"/></text:span><text:span text:style-name="T1">new file: <text:s text:c="2"/>ScarGames/src/java/br/com/scargames/controller/BandeiraMB.java</text:span></text:p>
      <text:p text:style-name="Standard"><text:span text:style-name="T4"><text:s text:c="8"/></text:span><text:span text:style-name="T1">new file: <text:s text:c="2"/>ScarGames/src/java/br/com/scargames/controller/CidadeMB.java</text:span></text:p>
      <text:p text:style-name="Standard"><text:span text:style-name="T4"><text:s text:c="8"/></text:span><text:span text:style-name="T1">new file: <text:s text:c="2"/>ScarGames/src/java/br/com/scargames/controller/GeneroMB.java</text:span></text:p>
      <text:p text:style-name="Standard"><text:span text:style-name="T4"><text:s text:c="8"/></text:span><text:span text:style-name="T1">new file: <text:s text:c="2"/>ScarGames/src/java/br/com/scargames/controller/UsuarioMB.java</text:span></text:p>
      <text:p text:style-name="Standard"><text:span text:style-name="T4"><text:s text:c="8"/></text:span><text:span text:style-name="T1">new file: <text:s text:c="2"/>ScarGames/src/java/br/com/scargames/dao/BandeiraDao.java</text:span></text:p>
      <text:p text:style-name="Standard"><text:span text:style-name="T4"><text:s text:c="8"/></text:span><text:span text:style-name="T1">new file: <text:s text:c="2"/>ScarGames/src/java/br/com/scargames/dao/BibliotecaDao.java</text:span></text:p>
      <text:p text:style-name="Standard"><text:span text:style-name="T4"><text:s text:c="8"/></text:span><text:span text:style-name="T1">new file: <text:s text:c="2"/>ScarGames/src/java/br/com/scargames/dao/CartaoDao.java</text:span></text:p>
      <text:p text:style-name="Standard"><text:span text:style-name="T4"><text:s text:c="8"/></text:span><text:span text:style-name="T1">new file: <text:s text:c="2"/>ScarGames/src/java/br/com/scargames/dao/CidadeDao.java</text:span></text:p>
      <text:p text:style-name="Standard"><text:span text:style-name="T4"><text:s text:c="8"/></text:span><text:span text:style-name="T1">new file: <text:s text:c="2"/>ScarGames/src/java/br/com/scargames/dao/EnderecoDao.java</text:span></text:p>
      <text:p text:style-name="Standard"><text:soft-page-break/><text:span text:style-name="T4"><text:s text:c="8"/></text:span><text:span text:style-name="T1">new file: <text:s text:c="2"/>ScarGames/src/java/br/com/scargames/dao/GeneroDao.java</text:span></text:p>
      <text:p text:style-name="Standard"><text:span text:style-name="T4"><text:s text:c="8"/></text:span><text:span text:style-name="T1">new file: <text:s text:c="2"/>ScarGames/src/java/br/com/scargames/dao/JogoDao.java</text:span></text:p>
      <text:p text:style-name="Standard"><text:span text:style-name="T4"><text:s text:c="8"/></text:span><text:span text:style-name="T1">new file: <text:s text:c="2"/>ScarGames/src/java/br/com/scargames/dao/ProdutoraDao.java</text:span></text:p>
      <text:p text:style-name="Standard"><text:span text:style-name="T4"><text:s text:c="8"/></text:span><text:span text:style-name="T1">new file: <text:s text:c="2"/>ScarGames/src/java/br/com/scargames/dao/UsuarioDao.java</text:span></text:p>
      <text:p text:style-name="Standard"><text:span text:style-name="T4"><text:s text:c="8"/></text:span><text:span text:style-name="T1">new file: <text:s text:c="2"/>ScarGames/src/java/br/com/scargames/domain/Bandeira.java</text:span></text:p>
      <text:p text:style-name="Standard"><text:span text:style-name="T4"><text:s text:c="8"/></text:span><text:span text:style-name="T1">new file: <text:s text:c="2"/>ScarGames/src/java/br/com/scargames/domain/Biblioteca.java</text:span></text:p>
      <text:p text:style-name="Standard"><text:span text:style-name="T4"><text:s text:c="8"/></text:span><text:span text:style-name="T1">new file: <text:s text:c="2"/>ScarGames/src/java/br/com/scargames/domain/Cartao.java</text:span></text:p>
      <text:p text:style-name="Standard"><text:span text:style-name="T4"><text:s text:c="8"/></text:span><text:span text:style-name="T1">new file: <text:s text:c="2"/>ScarGames/src/java/br/com/scargames/domain/Cidade.java</text:span></text:p>
      <text:p text:style-name="Standard"><text:span text:style-name="T4"><text:s text:c="8"/></text:span><text:span text:style-name="T1">new file: <text:s text:c="2"/>ScarGames/src/java/br/com/scargames/domain/Endereco.java</text:span></text:p>
      <text:p text:style-name="Standard"><text:span text:style-name="T4"><text:s text:c="8"/></text:span><text:span text:style-name="T1">new file: <text:s text:c="2"/>ScarGames/src/java/br/com/scargames/domain/Genero.java</text:span></text:p>
      <text:p text:style-name="Standard"><text:span text:style-name="T4"><text:s text:c="8"/></text:span><text:span text:style-name="T1">new file: <text:s text:c="2"/>ScarGames/src/java/br/com/scargames/domain/Jogo.java</text:span></text:p>
      <text:p text:style-name="Standard"><text:span text:style-name="T4"><text:s text:c="8"/></text:span><text:span text:style-name="T1">new file: <text:s text:c="2"/>ScarGames/src/java/br/com/scargames/domain/Produtora.java</text:span></text:p>
      <text:p text:style-name="Standard"><text:span text:style-name="T4"><text:s text:c="8"/></text:span><text:span text:style-name="T1">new file: <text:s text:c="2"/>ScarGames/src/java/br/com/scargames/domain/Usuario.java</text:span></text:p>
      <text:p text:style-name="Standard"><text:span text:style-name="T4"><text:s text:c="8"/></text:span><text:span text:style-name="T1">new file: <text:s text:c="2"/>ScarGames/src/java/br/com/scargames/services/BandeiraService.java</text:span></text:p>
      <text:p text:style-name="Standard"><text:span text:style-name="T4"><text:s text:c="8"/></text:span><text:span text:style-name="T1">new file: <text:s text:c="2"/>ScarGames/src/java/br/com/scargames/services/BibliotecaService.java</text:span></text:p>
      <text:p text:style-name="Standard"><text:span text:style-name="T4"><text:s text:c="8"/></text:span><text:span text:style-name="T1">new file: <text:s text:c="2"/>ScarGames/src/java/br/com/scargames/services/CartaoService.java</text:span></text:p>
      <text:p text:style-name="Standard"><text:span text:style-name="T4"><text:s text:c="8"/></text:span><text:span text:style-name="T1">new file: <text:s text:c="2"/>ScarGames/src/java/br/com/scargames/services/CidadeService.java</text:span></text:p>
      <text:p text:style-name="Standard"><text:span text:style-name="T4"><text:s text:c="8"/></text:span><text:span text:style-name="T1">new file: <text:s text:c="2"/>ScarGames/src/java/br/com/scargames/services/EnderecoService.java</text:span></text:p>
      <text:p text:style-name="Standard"><text:span text:style-name="T4"><text:s text:c="8"/></text:span><text:span text:style-name="T1">new file: <text:s text:c="2"/>ScarGames/src/java/br/com/scargames/services/GeneroService.java</text:span></text:p>
      <text:p text:style-name="Standard"><text:span text:style-name="T4"><text:s text:c="8"/></text:span><text:span text:style-name="T1">new file: <text:s text:c="2"/>ScarGames/src/java/br/com/scargames/services/JogoService.java</text:span></text:p>
      <text:p text:style-name="Standard"><text:span text:style-name="T4"><text:s text:c="8"/></text:span><text:span text:style-name="T1">new file: <text:s text:c="2"/>ScarGames/src/java/br/com/scargames/services/ProdutoraService.java</text:span></text:p>
      <text:p text:style-name="Standard"><text:span text:style-name="T4"><text:s text:c="8"/></text:span><text:span text:style-name="T1">new file: <text:s text:c="2"/>ScarGames/src/java/br/com/scargames/services/UsuarioService.java</text:span></text:p>
      <text:p text:style-name="Standard"><text:span text:style-name="T4"><text:s text:c="8"/></text:span><text:span text:style-name="T1">new file: <text:s text:c="2"/>ScarGames/src/java/br/com/scargames/util/HashMaker.java</text:span></text:p>
      <text:p text:style-name="Standard"><text:span text:style-name="T4"><text:s text:c="8"/></text:span><text:span text:style-name="T1">new file: <text:s text:c="2"/>ScarGames/src/java/br/com/scargames/util/HibernateUtil.java</text:span></text:p>
      <text:p text:style-name="Standard"><text:span text:style-name="T4"><text:s text:c="8"/></text:span><text:span text:style-name="T1">new file: <text:s text:c="2"/>ScarGames/src/java/br/com/scargames/util/UtilMessages.java</text:span></text:p>
      <text:p text:style-name="Standard"><text:span text:style-name="T4"><text:s text:c="8"/></text:span><text:span text:style-name="T1">new file: <text:s text:c="2"/>ScarGames/src/java/hibernate.cfg.xml</text:span></text:p>
      <text:p text:style-name="Standard"><text:span text:style-name="T4"><text:s text:c="8"/></text:span><text:span text:style-name="T1">new file: <text:s text:c="2"/>ScarGames/web/WEB-INF/glassfish-web.xml</text:span></text:p>
      <text:p text:style-name="Standard"><text:span text:style-name="T4"><text:s text:c="8"/></text:span><text:span text:style-name="T1">new file: <text:s text:c="2"/>ScarGames/web/WEB-INF/web.xml</text:span></text:p>
      <text:p text:style-name="Standard"><text:span text:style-name="T4"><text:s text:c="8"/></text:span><text:span text:style-name="T1">new file: <text:s text:c="2"/>ScarGames/web/login.xhtml</text:span></text:p>
      <text:p text:style-name="Standard"><text:span text:style-name="T4"><text:s text:c="8"/></text:span><text:span text:style-name="T1">new file: <text:s text:c="2"/>ScarGames/web/private/bandeira/alter.xhtml</text:span></text:p>
      <text:p text:style-name="Standard"><text:span text:style-name="T4"><text:s text:c="8"/></text:span><text:span text:style-name="T1">new file: <text:s text:c="2"/>ScarGames/web/private/bandeira/list.xhtml</text:span></text:p>
      <text:p text:style-name="Standard"><text:span text:style-name="T4"><text:s text:c="8"/></text:span><text:span text:style-name="T1">new file: <text:s text:c="2"/>ScarGames/web/private/bandeira/new.xhtml</text:span></text:p>
      <text:p text:style-name="Standard"><text:span text:style-name="T4"><text:s text:c="8"/></text:span><text:span text:style-name="T1">new file: <text:s text:c="2"/>ScarGames/web/private/cidades/alter.xhtml</text:span></text:p>
      <text:p text:style-name="Standard"><text:span text:style-name="T4"><text:s text:c="8"/></text:span><text:span text:style-name="T1">new file: <text:s text:c="2"/>ScarGames/web/private/cidades/list.xhtml</text:span></text:p>
      <text:p text:style-name="Standard"><text:span text:style-name="T4"><text:s text:c="8"/></text:span><text:span text:style-name="T1">new file: <text:s text:c="2"/>ScarGames/web/private/cidades/new.xhtml</text:span></text:p>
      <text:p text:style-name="Standard"><text:span text:style-name="T4"><text:s text:c="8"/></text:span><text:span text:style-name="T1">new file: <text:s text:c="2"/>ScarGames/web/private/genero/genero.xhtml</text:span></text:p>
      <text:p text:style-name="Standard"><text:span text:style-name="T4"><text:s text:c="8"/></text:span><text:span text:style-name="T1">new file: <text:s text:c="2"/>ScarGames/web/private/index.xhtml</text:span></text:p>
      <text:p text:style-name="Standard"><text:span text:style-name="T4"><text:s text:c="8"/></text:span><text:span text:style-name="T1">new file: <text:s text:c="2"/>ScarGames/web/private/templates/footer.xhtml</text:span></text:p>
      <text:p text:style-name="Standard"><text:span text:style-name="T4"><text:s text:c="8"/></text:span><text:span text:style-name="T1">new file: <text:s text:c="2"/>ScarGames/web/private/templates/header.xhtml</text:span></text:p>
      <text:p text:style-name="Standard"><text:span text:style-name="T4"><text:s text:c="8"/></text:span><text:span text:style-name="T1">new file: <text:s text:c="2"/>ScarGames/web/private/templates/menu.xhtml</text:span></text:p>
      <text:p text:style-name="Standard"><text:span text:style-name="T4"><text:s text:c="8"/></text:span><text:span text:style-name="T1">new file: <text:s text:c="2"/>ScarGames/web/private/templates/template.xhtml</text:span></text:p>
      <text:p text:style-name="Standard"><text:span text:style-name="T4"><text:s text:c="8"/></text:span><text:span text:style-name="T1">new file: <text:s text:c="2"/>ScarGames/web/resources/css/style.css</text:span></text:p>
      <text:p text:style-name="Standard"><text:span text:style-name="T4"><text:s text:c="8"/></text:span><text:span text:style-name="T1">new file: <text:s text:c="2"/>ScarGames/web/resources/img/add.png</text:span></text:p>
      <text:p text:style-name="Standard"><text:span text:style-name="T4"><text:s text:c="8"/></text:span><text:span text:style-name="T1">new file: <text:s text:c="2"/>ScarGames/web/resources/img/bandeira.png</text:span></text:p>
      <text:p text:style-name="Standard"><text:span text:style-name="T4"><text:s text:c="8"/></text:span><text:span text:style-name="T1">new file: <text:s text:c="2"/>ScarGames/web/resources/img/cidade.png</text:span></text:p>
      <text:p text:style-name="Standard"><text:span text:style-name="T4"><text:s text:c="8"/></text:span><text:span text:style-name="T1">new file: <text:s text:c="2"/>ScarGames/web/resources/img/genero.png</text:span></text:p>
      <text:p text:style-name="Standard"><text:span text:style-name="T4"><text:s text:c="8"/></text:span><text:span text:style-name="T1">new file: <text:s text:c="2"/>ScarGames/web/resources/img/home.png</text:span></text:p>
      <text:p text:style-name="Standard"><text:span text:style-name="T4"><text:s text:c="8"/></text:span><text:span text:style-name="T1">new file: <text:s text:c="2"/>ScarGames/web/welcomePrimefaces.xhtml</text:span></text:p>
      <text:p text:style-name="Standard"><text:span text:style-name="T4"><text:s text:c="8"/></text:span><text:span text:style-name="T1">new file: <text:s text:c="2"/>bd.sql</text:span></text:p>
      <text:p text:style-name="P3"/>
      <text:p text:style-name="P3"/>
      <text:p text:style-name="Standard"><text:span text:style-name="T1">aluno1@DESKTOP-I9POGHK </text:span><text:span text:style-name="T2">MINGW32 </text:span><text:span text:style-name="T3">~/Documents/NetBeansProjects/scargames-master/scargames-master</text:span><text:span text:style-name="T5"> (master)</text:span></text:p>
      <text:p text:style-name="Standard"><text:span text:style-name="T4">$ git commit -a -m "Criação do Crud"</text:span></text:p>
      <text:p text:style-name="P1"/>
      <text:p text:style-name="Standard"><text:span text:style-name="T4">*** Please tell me who you are.</text:span></text:p>
      <text:p text:style-name="P1"/>
      <text:p text:style-name="Standard"><text:span text:style-name="T4">Run</text:span></text:p>
      <text:p text:style-name="P1"/>
      <text:p text:style-name="Standard"><text:span text:style-name="T4"><text:s text:c="2"/>git config --global user.email "you@example.com"</text:span></text:p>
      <text:p text:style-name="Standard"><text:span text:style-name="T4"><text:s text:c="2"/>git config --global user.name "Your Name"</text:span></text:p>
      <text:p text:style-name="P1"/>
      <text:p text:style-name="Standard"><text:span text:style-name="T4">to set your account's default identity.</text:span></text:p>
      <text:p text:style-name="Standard"><text:span text:style-name="T4">Omit --global to set the identity only in this repository.</text:span></text:p>
      <text:p text:style-name="P1"/>
      <text:p text:style-name="Standard"><text:span text:style-name="T4">fatal: unable to auto-detect email address (got 'aluno1@DESKTOP-I9POGHK.(none)')</text:span></text:p>
      <text:p text:style-name="P1"/>
      <text:p text:style-name="Standard"><text:span text:style-name="T1">aluno1@DESKTOP-I9POGHK </text:span><text:span text:style-name="T2">MINGW32 </text:span><text:span text:style-name="T3">~/Documents/NetBeansProjects/scargames-master/scargames-master</text:span><text:span text:style-name="T5"> (master)</text:span></text:p>
      <text:p text:style-name="Standard"><text:span text:style-name="T4">$ ^C</text:span></text:p>
      <text:p text:style-name="P1"/>
      <text:p text:style-name="Standard"><text:span text:style-name="T1">aluno1@DESKTOP-I9POGHK </text:span><text:span text:style-name="T2">MINGW32 </text:span><text:span text:style-name="T3">~/Documents/NetBeansProjects/scargames-master/scargames-master</text:span><text:span text:style-name="T5"> (master)</text:span></text:p>
      <text:p text:style-name="Standard"><text:span text:style-name="T4">$ <text:s/>git config --global user.email "you@example.com"</text:span></text:p>
      <text:p text:style-name="P1"/>
      <text:p text:style-name="Standard"><text:soft-page-break/><text:span text:style-name="T1">aluno1@DESKTOP-I9POGHK </text:span><text:span text:style-name="T2">MINGW32 </text:span><text:span text:style-name="T3">~/Documents/NetBeansProjects/scargames-master/scargames-master</text:span><text:span text:style-name="T5"> (master)</text:span></text:p>
      <text:p text:style-name="Standard"><text:span text:style-name="T4">$ <text:s/>git config --global user.email "luiz23acdc@live.com"</text:span></text:p>
      <text:p text:style-name="P1"/>
      <text:p text:style-name="Standard"><text:span text:style-name="T1">aluno1@DESKTOP-I9POGHK </text:span><text:span text:style-name="T2">MINGW32 </text:span><text:span text:style-name="T3">~/Documents/NetBeansProjects/scargames-master/scargames-master</text:span><text:span text:style-name="T5"> (master)</text:span></text:p>
      <text:p text:style-name="Standard"><text:span text:style-name="T4">$ git config --global user.name "LuizMaldini"</text:span></text:p>
      <text:p text:style-name="P1"/>
      <text:p text:style-name="Standard"><text:span text:style-name="T1">aluno1@DESKTOP-I9POGHK </text:span><text:span text:style-name="T2">MINGW32 </text:span><text:span text:style-name="T3">~/Documents/NetBeansProjects/scargames-master/scargames-master</text:span><text:span text:style-name="T5"> (master)</text:span></text:p>
      <text:p text:style-name="Standard"><text:span text:style-name="T4">$ git commit -a -m "Criação do Crud"</text:span></text:p>
      <text:p text:style-name="Standard"><text:span text:style-name="T4">[master (root-commit) 3a091ae] Criação do Crud</text:span></text:p>
      <text:p text:style-name="Standard"><text:span text:style-name="T4"><text:s/>145 files changed, 5896 insertions(+)</text:span></text:p>
      <text:p text:style-name="Standard"><text:span text:style-name="T4"><text:s/>create mode 100644 Diagrama de Classes.asta</text:span></text:p>
      <text:p text:style-name="Standard"><text:span text:style-name="T4"><text:s/>create mode 100644 ScarGames/build.xml</text:span></text:p>
      <text:p text:style-name="Standard"><text:span text:style-name="T4"><text:s/>create mode 100644 ScarGames/build/web/META-INF/MANIFEST.MF</text:span></text:p>
      <text:p text:style-name="Standard"><text:span text:style-name="T4"><text:s/>create mode 100644 ScarGames/build/web/WEB-INF/classes/br/com/scargames/controller/BandeiraMB.class</text:span></text:p>
      <text:p text:style-name="Standard"><text:span text:style-name="T4"><text:s/>create mode 100644 ScarGames/build/web/WEB-INF/classes/br/com/scargames/controller/CidadeMB.class</text:span></text:p>
      <text:p text:style-name="Standard"><text:span text:style-name="T4"><text:s/>create mode 100644 ScarGames/build/web/WEB-INF/classes/br/com/scargames/controller/GeneroMB.class</text:span></text:p>
      <text:p text:style-name="Standard"><text:span text:style-name="T4"><text:s/>create mode 100644 ScarGames/build/web/WEB-INF/classes/br/com/scargames/controller/UsuarioMB.class</text:span></text:p>
      <text:p text:style-name="Standard"><text:span text:style-name="T4"><text:s/>create mode 100644 ScarGames/build/web/WEB-INF/classes/br/com/scargames/dao/BandeiraDao.class</text:span></text:p>
      <text:p text:style-name="Standard"><text:span text:style-name="T4"><text:s/>create mode 100644 ScarGames/build/web/WEB-INF/classes/br/com/scargames/dao/BibliotecaDao.class</text:span></text:p>
      <text:p text:style-name="Standard"><text:span text:style-name="T4"><text:s/>create mode 100644 ScarGames/build/web/WEB-INF/classes/br/com/scargames/dao/CartaoDao.class</text:span></text:p>
      <text:p text:style-name="Standard"><text:span text:style-name="T4"><text:s/>create mode 100644 ScarGames/build/web/WEB-INF/classes/br/com/scargames/dao/CidadeDao.class</text:span></text:p>
      <text:p text:style-name="Standard"><text:span text:style-name="T4"><text:s/>create mode 100644 ScarGames/build/web/WEB-INF/classes/br/com/scargames/dao/EnderecoDao.class</text:span></text:p>
      <text:p text:style-name="Standard"><text:span text:style-name="T4"><text:s/>create mode 100644 ScarGames/build/web/WEB-INF/classes/br/com/scargames/dao/GeneroDao.class</text:span></text:p>
      <text:p text:style-name="Standard"><text:span text:style-name="T4"><text:s/>create mode 100644 ScarGames/build/web/WEB-INF/classes/br/com/scargames/dao/JogoDao.class</text:span></text:p>
      <text:p text:style-name="Standard"><text:span text:style-name="T4"><text:s/>create mode 100644 ScarGames/build/web/WEB-INF/classes/br/com/scargames/dao/ProdutoraDao.class</text:span></text:p>
      <text:p text:style-name="Standard"><text:span text:style-name="T4"><text:s/>create mode 100644 ScarGames/build/web/WEB-INF/classes/br/com/scargames/dao/UsuarioDao.class</text:span></text:p>
      <text:p text:style-name="Standard"><text:span text:style-name="T4"><text:s/>create mode 100644 ScarGames/build/web/WEB-INF/classes/br/com/scargames/domain/Bandeira.class</text:span></text:p>
      <text:p text:style-name="Standard"><text:span text:style-name="T4"><text:s/>create mode 100644 ScarGames/build/web/WEB-INF/classes/br/com/scargames/domain/Biblioteca.class</text:span></text:p>
      <text:p text:style-name="Standard"><text:span text:style-name="T4"><text:s/>create mode 100644 ScarGames/build/web/WEB-INF/classes/br/com/scargames/domain/Cartao.class</text:span></text:p>
      <text:p text:style-name="Standard"><text:span text:style-name="T4"><text:s/>create mode 100644 ScarGames/build/web/WEB-INF/classes/br/com/scargames/domain/Cidade.class</text:span></text:p>
      <text:p text:style-name="Standard"><text:span text:style-name="T4"><text:s/>create mode 100644 ScarGames/build/web/WEB-INF/classes/br/com/scargames/domain/Endereco.class</text:span></text:p>
      <text:p text:style-name="Standard"><text:span text:style-name="T4"><text:s/>create mode 100644 ScarGames/build/web/WEB-INF/classes/br/com/scargames/domain/Genero.class</text:span></text:p>
      <text:p text:style-name="Standard"><text:span text:style-name="T4"><text:s/>create mode 100644 ScarGames/build/web/WEB-INF/classes/br/com/scargames/domain/Jogo.class</text:span></text:p>
      <text:p text:style-name="Standard"><text:span text:style-name="T4"><text:s/>create mode 100644 ScarGames/build/web/WEB-INF/classes/br/com/scargames/domain/Produtora.class</text:span></text:p>
      <text:p text:style-name="Standard"><text:span text:style-name="T4"><text:s/>create mode 100644 ScarGames/build/web/WEB-INF/classes/br/com/scargames/domain/Usuario.class</text:span></text:p>
      <text:p text:style-name="Standard"><text:span text:style-name="T4"><text:s/>create mode 100644 ScarGames/build/web/WEB-INF/classes/br/com/scargames/services/BandeiraService.class</text:span></text:p>
      <text:p text:style-name="Standard"><text:span text:style-name="T4"><text:s/>create mode 100644 ScarGames/build/web/WEB-INF/classes/br/com/scargames/services/BibliotecaService.class</text:span></text:p>
      <text:p text:style-name="Standard"><text:span text:style-name="T4"><text:s/>create mode 100644 ScarGames/build/web/WEB-INF/classes/br/com/scargames/services/CartaoService.class</text:span></text:p>
      <text:p text:style-name="Standard"><text:span text:style-name="T4"><text:s/>create mode 100644 ScarGames/build/web/WEB-INF/classes/br/com/scargames/services/CidadeService.class</text:span></text:p>
      <text:p text:style-name="Standard"><text:span text:style-name="T4"><text:s/>create mode 100644 ScarGames/build/web/WEB-INF/classes/br/com/scargames/services/EnderecoService.class</text:span></text:p>
      <text:p text:style-name="Standard"><text:span text:style-name="T4"><text:s/>create mode 100644 ScarGames/build/web/WEB-INF/classes/br/com/scargames/services/GeneroService.class</text:span></text:p>
      <text:p text:style-name="Standard"><text:span text:style-name="T4"><text:s/>create mode 100644 ScarGames/build/web/WEB-INF/classes/br/com/scargames/services/JogoService.class</text:span></text:p>
      <text:p text:style-name="Standard"><text:span text:style-name="T4"><text:s/>create mode 100644 ScarGames/build/web/WEB-INF/classes/br/com/scargames/services/ProdutoraService.class</text:span></text:p>
      <text:p text:style-name="Standard"><text:soft-page-break/><text:span text:style-name="T4"><text:s/>create mode 100644 ScarGames/build/web/WEB-INF/classes/br/com/scargames/services/UsuarioService.class</text:span></text:p>
      <text:p text:style-name="Standard"><text:span text:style-name="T4"><text:s/>create mode 100644 ScarGames/build/web/WEB-INF/classes/br/com/scargames/util/HashMaker.class</text:span></text:p>
      <text:p text:style-name="Standard"><text:span text:style-name="T4"><text:s/>create mode 100644 ScarGames/build/web/WEB-INF/classes/br/com/scargames/util/HibernateUtil.class</text:span></text:p>
      <text:p text:style-name="Standard"><text:span text:style-name="T4"><text:s/>create mode 100644 ScarGames/build/web/WEB-INF/classes/br/com/scargames/util/UtilMessages.class</text:span></text:p>
      <text:p text:style-name="Standard"><text:span text:style-name="T4"><text:s/>create mode 100644 ScarGames/build/web/WEB-INF/classes/hibernate.cfg.xml</text:span></text:p>
      <text:p text:style-name="Standard"><text:span text:style-name="T4"><text:s/>create mode 100644 ScarGames/build/web/WEB-INF/glassfish-web.xml</text:span></text:p>
      <text:p text:style-name="Standard"><text:span text:style-name="T4"><text:s/>create mode 100644 ScarGames/build/web/WEB-INF/lib/all-themes-1.0.10.jar</text:span></text:p>
      <text:p text:style-name="Standard"><text:span text:style-name="T4"><text:s/>create mode 100644 ScarGames/build/web/WEB-INF/lib/antlr-2.7.7.jar</text:span></text:p>
      <text:p text:style-name="Standard"><text:span text:style-name="T4"><text:s/>create mode 100644 ScarGames/build/web/WEB-INF/lib/c3p0-0.9.2.1.jar</text:span></text:p>
      <text:p text:style-name="Standard"><text:span text:style-name="T4"><text:s/>create mode 100644 ScarGames/build/web/WEB-INF/lib/dom4j-1.6.1.jar</text:span></text:p>
      <text:p text:style-name="Standard"><text:span text:style-name="T4"><text:s/>create mode 100644 ScarGames/build/web/WEB-INF/lib/ehcache-core-2.4.3.jar</text:span></text:p>
      <text:p text:style-name="Standard"><text:span text:style-name="T4"><text:s/>create mode 100644 ScarGames/build/web/WEB-INF/lib/hibernate-c3p0-4.3.1.Final.jar</text:span></text:p>
      <text:p text:style-name="Standard"><text:span text:style-name="T4"><text:s/>create mode 100644 ScarGames/build/web/WEB-INF/lib/hibernate-commons-annotations-4.0.4.Final.jar</text:span></text:p>
      <text:p text:style-name="Standard"><text:span text:style-name="T4"><text:s/>create mode 100644 ScarGames/build/web/WEB-INF/lib/hibernate-core-4.3.1.Final.jar</text:span></text:p>
      <text:p text:style-name="Standard"><text:span text:style-name="T4"><text:s/>create mode 100644 ScarGames/build/web/WEB-INF/lib/hibernate-ehcache-4.3.1.Final.jar</text:span></text:p>
      <text:p text:style-name="Standard"><text:span text:style-name="T4"><text:s/>create mode 100644 ScarGames/build/web/WEB-INF/lib/hibernate-entitymanager-4.3.1.Final.jar</text:span></text:p>
      <text:p text:style-name="Standard"><text:span text:style-name="T4"><text:s/>create mode 100644 ScarGames/build/web/WEB-INF/lib/javassist-3.18.1-GA.jar</text:span></text:p>
      <text:p text:style-name="Standard"><text:span text:style-name="T4"><text:s/>create mode 100644 ScarGames/build/web/WEB-INF/lib/jboss-logging-3.1.3.GA.jar</text:span></text:p>
      <text:p text:style-name="Standard"><text:span text:style-name="T4"><text:s/>create mode 100644 ScarGames/build/web/WEB-INF/lib/jboss-transaction-api_1.2_spec-1.0.0.Final.jar</text:span></text:p>
      <text:p text:style-name="Standard"><text:span text:style-name="T4"><text:s/>create mode 100644 ScarGames/build/web/WEB-INF/lib/mchange-commons-java-0.2.3.4.jar</text:span></text:p>
      <text:p text:style-name="Standard"><text:span text:style-name="T4"><text:s/>create mode 100644 ScarGames/build/web/WEB-INF/lib/mysql-connector-java-5.1.23-bin.jar</text:span></text:p>
      <text:p text:style-name="Standard"><text:span text:style-name="T4"><text:s/>create mode 100644 ScarGames/build/web/WEB-INF/lib/primefaces-6.2.jar</text:span></text:p>
      <text:p text:style-name="Standard"><text:span text:style-name="T4"><text:s/>create mode 100644 ScarGames/build/web/WEB-INF/lib/slf4j-api-1.6.1.jar</text:span></text:p>
      <text:p text:style-name="Standard"><text:span text:style-name="T4"><text:s/>create mode 100644 ScarGames/build/web/WEB-INF/lib/slf4j-simple-1.6.1.jar</text:span></text:p>
      <text:p text:style-name="Standard"><text:span text:style-name="T4"><text:s/>create mode 100644 ScarGames/build/web/WEB-INF/web.xml</text:span></text:p>
      <text:p text:style-name="Standard"><text:span text:style-name="T4"><text:s/>create mode 100644 ScarGames/build/web/gfv3ee6.dpf</text:span></text:p>
      <text:p text:style-name="Standard"><text:span text:style-name="T4"><text:s/>create mode 100644 ScarGames/build/web/login.xhtml</text:span></text:p>
      <text:p text:style-name="Standard"><text:span text:style-name="T4"><text:s/>create mode 100644 ScarGames/build/web/private/bandeira/alter.xhtml</text:span></text:p>
      <text:p text:style-name="Standard"><text:span text:style-name="T4"><text:s/>create mode 100644 ScarGames/build/web/private/bandeira/list.xhtml</text:span></text:p>
      <text:p text:style-name="Standard"><text:span text:style-name="T4"><text:s/>create mode 100644 ScarGames/build/web/private/bandeira/new.xhtml</text:span></text:p>
      <text:p text:style-name="Standard"><text:span text:style-name="T4"><text:s/>create mode 100644 ScarGames/build/web/private/cidades/alter.xhtml</text:span></text:p>
      <text:p text:style-name="Standard"><text:span text:style-name="T4"><text:s/>create mode 100644 ScarGames/build/web/private/cidades/list.xhtml</text:span></text:p>
      <text:p text:style-name="Standard"><text:span text:style-name="T4"><text:s/>create mode 100644 ScarGames/build/web/private/cidades/new.xhtml</text:span></text:p>
      <text:p text:style-name="Standard"><text:span text:style-name="T4"><text:s/>create mode 100644 ScarGames/build/web/private/genero/genero.xhtml</text:span></text:p>
      <text:p text:style-name="Standard"><text:span text:style-name="T4"><text:s/>create mode 100644 ScarGames/build/web/private/index.xhtml</text:span></text:p>
      <text:p text:style-name="Standard"><text:span text:style-name="T4"><text:s/>create mode 100644 ScarGames/build/web/private/templates/footer.xhtml</text:span></text:p>
      <text:p text:style-name="Standard"><text:span text:style-name="T4"><text:s/>create mode 100644 ScarGames/build/web/private/templates/header.xhtml</text:span></text:p>
      <text:p text:style-name="Standard"><text:span text:style-name="T4"><text:s/>create mode 100644 ScarGames/build/web/private/templates/menu.xhtml</text:span></text:p>
      <text:p text:style-name="Standard"><text:span text:style-name="T4"><text:s/>create mode 100644 ScarGames/build/web/private/templates/template.xhtml</text:span></text:p>
      <text:p text:style-name="Standard"><text:span text:style-name="T4"><text:s/>create mode 100644 ScarGames/build/web/resources/css/style.css</text:span></text:p>
      <text:p text:style-name="Standard"><text:span text:style-name="T4"><text:s/>create mode 100644 ScarGames/build/web/resources/img/add.png</text:span></text:p>
      <text:p text:style-name="Standard"><text:span text:style-name="T4"><text:s/>create mode 100644 ScarGames/build/web/resources/img/bandeira.png</text:span></text:p>
      <text:p text:style-name="Standard"><text:span text:style-name="T4"><text:s/>create mode 100644 ScarGames/build/web/resources/img/cidade.png</text:span></text:p>
      <text:p text:style-name="Standard"><text:span text:style-name="T4"><text:s/>create mode 100644 ScarGames/build/web/resources/img/genero.png</text:span></text:p>
      <text:p text:style-name="Standard"><text:span text:style-name="T4"><text:s/>create mode 100644 ScarGames/build/web/resources/img/home.png</text:span></text:p>
      <text:p text:style-name="Standard"><text:span text:style-name="T4"><text:s/>create mode 100644 ScarGames/build/web/welcomePrimefaces.xhtml</text:span></text:p>
      <text:p text:style-name="Standard"><text:span text:style-name="T4"><text:s/>create mode 100644 ScarGames/nbproject/ant-deploy.xml</text:span></text:p>
      <text:p text:style-name="Standard"><text:span text:style-name="T4"><text:s/>create mode 100644 ScarGames/nbproject/build-impl.xml</text:span></text:p>
      <text:p text:style-name="Standard"><text:span text:style-name="T4"><text:s/>create mode 100644 ScarGames/nbproject/genfiles.properties</text:span></text:p>
      <text:p text:style-name="Standard"><text:span text:style-name="T4"><text:s/>create mode 100644 ScarGames/nbproject/private/private.properties</text:span></text:p>
      <text:p text:style-name="Standard"><text:span text:style-name="T4"><text:s/>create mode 100644 ScarGames/nbproject/private/private.xml</text:span></text:p>
      <text:p text:style-name="Standard"><text:span text:style-name="T4"><text:s/>create mode 100644 ScarGames/nbproject/project.properties</text:span></text:p>
      <text:p text:style-name="Standard"><text:span text:style-name="T4"><text:s/>create mode 100644 ScarGames/nbproject/project.xml</text:span></text:p>
      <text:p text:style-name="Standard"><text:span text:style-name="T4"><text:s/>create mode 100644 ScarGames/src/conf/MANIFEST.MF</text:span></text:p>
      <text:p text:style-name="Standard"><text:span text:style-name="T4"><text:s/>create mode 100644 ScarGames/src/java/br/com/scargames/controller/BandeiraMB.java</text:span></text:p>
      <text:p text:style-name="Standard"><text:span text:style-name="T4"><text:s/>create mode 100644 ScarGames/src/java/br/com/scargames/controller/CidadeMB.java</text:span></text:p>
      <text:p text:style-name="Standard"><text:span text:style-name="T4"><text:s/>create mode 100644 ScarGames/src/java/br/com/scargames/controller/GeneroMB.java</text:span></text:p>
      <text:p text:style-name="Standard"><text:span text:style-name="T4"><text:s/>create mode 100644 ScarGames/src/java/br/com/scargames/controller/UsuarioMB.java</text:span></text:p>
      <text:p text:style-name="Standard"><text:span text:style-name="T4"><text:s/>create mode 100644 ScarGames/src/java/br/com/scargames/dao/BandeiraDao.java</text:span></text:p>
      <text:p text:style-name="Standard"><text:span text:style-name="T4"><text:s/>create mode 100644 ScarGames/src/java/br/com/scargames/dao/BibliotecaDao.java</text:span></text:p>
      <text:p text:style-name="Standard"><text:span text:style-name="T4"><text:s/>create mode 100644 ScarGames/src/java/br/com/scargames/dao/CartaoDao.java</text:span></text:p>
      <text:p text:style-name="Standard"><text:span text:style-name="T4"><text:s/>create mode 100644 ScarGames/src/java/br/com/scargames/dao/CidadeDao.java</text:span></text:p>
      <text:p text:style-name="Standard"><text:span text:style-name="T4"><text:s/>create mode 100644 ScarGames/src/java/br/com/scargames/dao/EnderecoDao.java</text:span></text:p>
      <text:p text:style-name="Standard"><text:span text:style-name="T4"><text:s/>create mode 100644 ScarGames/src/java/br/com/scargames/dao/GeneroDao.java</text:span></text:p>
      <text:p text:style-name="Standard"><text:span text:style-name="T4"><text:s/>create mode 100644 ScarGames/src/java/br/com/scargames/dao/JogoDao.java</text:span></text:p>
      <text:p text:style-name="Standard"><text:span text:style-name="T4"><text:s/>create mode 100644 ScarGames/src/java/br/com/scargames/dao/ProdutoraDao.java</text:span></text:p>
      <text:p text:style-name="Standard"><text:span text:style-name="T4"><text:s/>create mode 100644 ScarGames/src/java/br/com/scargames/dao/UsuarioDao.java</text:span></text:p>
      <text:p text:style-name="Standard"><text:span text:style-name="T4"><text:s/>create mode 100644 ScarGames/src/java/br/com/scargames/domain/Bandeira.java</text:span></text:p>
      <text:p text:style-name="Standard"><text:span text:style-name="T4"><text:s/>create mode 100644 ScarGames/src/java/br/com/scargames/domain/Biblioteca.java</text:span></text:p>
      <text:p text:style-name="Standard"><text:soft-page-break/><text:span text:style-name="T4"><text:s/>create mode 100644 ScarGames/src/java/br/com/scargames/domain/Cartao.java</text:span></text:p>
      <text:p text:style-name="Standard"><text:span text:style-name="T4"><text:s/>create mode 100644 ScarGames/src/java/br/com/scargames/domain/Cidade.java</text:span></text:p>
      <text:p text:style-name="Standard"><text:span text:style-name="T4"><text:s/>create mode 100644 ScarGames/src/java/br/com/scargames/domain/Endereco.java</text:span></text:p>
      <text:p text:style-name="Standard"><text:span text:style-name="T4"><text:s/>create mode 100644 ScarGames/src/java/br/com/scargames/domain/Genero.java</text:span></text:p>
      <text:p text:style-name="Standard"><text:span text:style-name="T4"><text:s/>create mode 100644 ScarGames/src/java/br/com/scargames/domain/Jogo.java</text:span></text:p>
      <text:p text:style-name="Standard"><text:span text:style-name="T4"><text:s/>create mode 100644 ScarGames/src/java/br/com/scargames/domain/Produtora.java</text:span></text:p>
      <text:p text:style-name="Standard"><text:span text:style-name="T4"><text:s/>create mode 100644 ScarGames/src/java/br/com/scargames/domain/Usuario.java</text:span></text:p>
      <text:p text:style-name="Standard"><text:span text:style-name="T4"><text:s/>create mode 100644 ScarGames/src/java/br/com/scargames/services/BandeiraService.java</text:span></text:p>
      <text:p text:style-name="Standard"><text:span text:style-name="T4"><text:s/>create mode 100644 ScarGames/src/java/br/com/scargames/services/BibliotecaService.java</text:span></text:p>
      <text:p text:style-name="Standard"><text:span text:style-name="T4"><text:s/>create mode 100644 ScarGames/src/java/br/com/scargames/services/CartaoService.java</text:span></text:p>
      <text:p text:style-name="Standard"><text:span text:style-name="T4"><text:s/>create mode 100644 ScarGames/src/java/br/com/scargames/services/CidadeService.java</text:span></text:p>
      <text:p text:style-name="Standard"><text:span text:style-name="T4"><text:s/>create mode 100644 ScarGames/src/java/br/com/scargames/services/EnderecoService.java</text:span></text:p>
      <text:p text:style-name="Standard"><text:span text:style-name="T4"><text:s/>create mode 100644 ScarGames/src/java/br/com/scargames/services/GeneroService.java</text:span></text:p>
      <text:p text:style-name="Standard"><text:span text:style-name="T4"><text:s/>create mode 100644 ScarGames/src/java/br/com/scargames/services/JogoService.java</text:span></text:p>
      <text:p text:style-name="Standard"><text:span text:style-name="T4"><text:s/>create mode 100644 ScarGames/src/java/br/com/scargames/services/ProdutoraService.java</text:span></text:p>
      <text:p text:style-name="Standard"><text:span text:style-name="T4"><text:s/>create mode 100644 ScarGames/src/java/br/com/scargames/services/UsuarioService.java</text:span></text:p>
      <text:p text:style-name="Standard"><text:span text:style-name="T4"><text:s/>create mode 100644 ScarGames/src/java/br/com/scargames/util/HashMaker.java</text:span></text:p>
      <text:p text:style-name="Standard"><text:span text:style-name="T4"><text:s/>create mode 100644 ScarGames/src/java/br/com/scargames/util/HibernateUtil.java</text:span></text:p>
      <text:p text:style-name="Standard"><text:span text:style-name="T4"><text:s/>create mode 100644 ScarGames/src/java/br/com/scargames/util/UtilMessages.java</text:span></text:p>
      <text:p text:style-name="Standard"><text:span text:style-name="T4"><text:s/>create mode 100644 ScarGames/src/java/hibernate.cfg.xml</text:span></text:p>
      <text:p text:style-name="Standard"><text:span text:style-name="T4"><text:s/>create mode 100644 ScarGames/web/WEB-INF/glassfish-web.xml</text:span></text:p>
      <text:p text:style-name="Standard"><text:span text:style-name="T4"><text:s/>create mode 100644 ScarGames/web/WEB-INF/web.xml</text:span></text:p>
      <text:p text:style-name="Standard"><text:span text:style-name="T4"><text:s/>create mode 100644 ScarGames/web/login.xhtml</text:span></text:p>
      <text:p text:style-name="Standard"><text:span text:style-name="T4"><text:s/>create mode 100644 ScarGames/web/private/bandeira/alter.xhtml</text:span></text:p>
      <text:p text:style-name="Standard"><text:span text:style-name="T4"><text:s/>create mode 100644 ScarGames/web/private/bandeira/list.xhtml</text:span></text:p>
      <text:p text:style-name="Standard"><text:span text:style-name="T4"><text:s/>create mode 100644 ScarGames/web/private/bandeira/new.xhtml</text:span></text:p>
      <text:p text:style-name="Standard"><text:span text:style-name="T4"><text:s/>create mode 100644 ScarGames/web/private/cidades/alter.xhtml</text:span></text:p>
      <text:p text:style-name="Standard"><text:span text:style-name="T4"><text:s/>create mode 100644 ScarGames/web/private/cidades/list.xhtml</text:span></text:p>
      <text:p text:style-name="Standard"><text:span text:style-name="T4"><text:s/>create mode 100644 ScarGames/web/private/cidades/new.xhtml</text:span></text:p>
      <text:p text:style-name="Standard"><text:span text:style-name="T4"><text:s/>create mode 100644 ScarGames/web/private/genero/genero.xhtml</text:span></text:p>
      <text:p text:style-name="Standard"><text:span text:style-name="T4"><text:s/>create mode 100644 ScarGames/web/private/index.xhtml</text:span></text:p>
      <text:p text:style-name="Standard"><text:span text:style-name="T4"><text:s/>create mode 100644 ScarGames/web/private/templates/footer.xhtml</text:span></text:p>
      <text:p text:style-name="Standard"><text:span text:style-name="T4"><text:s/>create mode 100644 ScarGames/web/private/templates/header.xhtml</text:span></text:p>
      <text:p text:style-name="Standard"><text:span text:style-name="T4"><text:s/>create mode 100644 ScarGames/web/private/templates/menu.xhtml</text:span></text:p>
      <text:p text:style-name="Standard"><text:span text:style-name="T4"><text:s/>create mode 100644 ScarGames/web/private/templates/template.xhtml</text:span></text:p>
      <text:p text:style-name="Standard"><text:span text:style-name="T4"><text:s/>create mode 100644 ScarGames/web/resources/css/style.css</text:span></text:p>
      <text:p text:style-name="Standard"><text:span text:style-name="T4"><text:s/>create mode 100644 ScarGames/web/resources/img/add.png</text:span></text:p>
      <text:p text:style-name="Standard"><text:span text:style-name="T4"><text:s/>create mode 100644 ScarGames/web/resources/img/bandeira.png</text:span></text:p>
      <text:p text:style-name="Standard"><text:span text:style-name="T4"><text:s/>create mode 100644 ScarGames/web/resources/img/cidade.png</text:span></text:p>
      <text:p text:style-name="Standard"><text:span text:style-name="T4"><text:s/>create mode 100644 ScarGames/web/resources/img/genero.png</text:span></text:p>
      <text:p text:style-name="Standard"><text:span text:style-name="T4"><text:s/>create mode 100644 ScarGames/web/resources/img/home.png</text:span></text:p>
      <text:p text:style-name="Standard"><text:span text:style-name="T4"><text:s/>create mode 100644 ScarGames/web/welcomePrimefaces.xhtml</text:span></text:p>
      <text:p text:style-name="Standard"><text:span text:style-name="T4"><text:s/>create mode 100644 bd.sql</text:span></text:p>
      <text:p text:style-name="P1"/>
      <text:p text:style-name="Standard"><text:span text:style-name="T1">aluno1@DESKTOP-I9POGHK </text:span><text:span text:style-name="T2">MINGW32 </text:span><text:span text:style-name="T3">~/Documents/NetBeansProjects/scargames-master/scargames-master</text:span><text:span text:style-name="T5"> (master)</text:span></text:p>
      <text:p text:style-name="Standard"><text:span text:style-name="T4">$ git push -u origin master</text:span></text:p>
      <text:p text:style-name="Standard"><text:span text:style-name="T4">Logon failed, use ctrl+c to cancel basic credential prompt.</text:span></text:p>
      <text:p text:style-name="Standard"><text:span text:style-name="T4">Username for 'https://github.com': "LuizMaldini"</text:span></text:p>
      <text:p text:style-name="Standard"><text:span text:style-name="T4">remote: Invalid username or password.</text:span></text:p>
      <text:p text:style-name="Standard"><text:span text:style-name="T4">fatal: Authentication failed for 'https://github.com/LuizMaldini/scargames2.git/'</text:span></text:p>
      <text:p text:style-name="P1"/>
      <text:p text:style-name="Standard"><text:span text:style-name="T1">aluno1@DESKTOP-I9POGHK </text:span><text:span text:style-name="T2">MINGW32 </text:span><text:span text:style-name="T3">~/Documents/NetBeansProjects/scargames-master/scargames-master</text:span><text:span text:style-name="T5"> (master)</text:span></text:p>
      <text:p text:style-name="Standard"><text:span text:style-name="T4">$ git config --global user.name LuizMaldini</text:span></text:p>
      <text:p text:style-name="P1"/>
      <text:p text:style-name="Standard"><text:span text:style-name="T1">aluno1@DESKTOP-I9POGHK </text:span><text:span text:style-name="T2">MINGW32 </text:span><text:span text:style-name="T3">~/Documents/NetBeansProjects/scargames-master/scargames-master</text:span><text:span text:style-name="T5"> (master)</text:span></text:p>
      <text:p text:style-name="Standard"><text:span text:style-name="T4">$ git push -u origin master</text:span></text:p>
      <text:p text:style-name="Standard"><text:span text:style-name="T4">Enumerating objects: 159, done.</text:span></text:p>
      <text:p text:style-name="Standard"><text:span text:style-name="T4">Counting objects: 100% (159/159), done.</text:span></text:p>
      <text:p text:style-name="Standard"><text:span text:style-name="T4">Delta compression using up to 4 threads</text:span></text:p>
      <text:p text:style-name="Standard"><text:span text:style-name="T4">Compressing objects: 100% (150/150), done.</text:span></text:p>
      <text:p text:style-name="Standard"><text:span text:style-name="T4">Writing objects: 100% (159/159), 14.01 MiB | 1.15 MiB/s, done.</text:span></text:p>
      <text:p text:style-name="Standard"><text:span text:style-name="T4">Total 159 (delta 40), reused 0 (delta 0)</text:span></text:p>
      <text:p text:style-name="Standard"><text:span text:style-name="T4">remote: Resolving deltas: 100% (40/40), done.</text:span></text:p>
      <text:p text:style-name="Standard"><text:span text:style-name="T4">To https://github.com/LuizMaldini/scargames2.git</text:span></text:p>
      <text:p text:style-name="Standard"><text:span text:style-name="T4"><text:s/>* [new branch] <text:s text:c="5"/>master -&gt; master</text:span></text:p>
      <text:p text:style-name="Standard"><text:span text:style-name="T4">Branch 'master' set up to track remote branch 'master' from 'origin'.</text:span></text:p>
      <text:p text:style-name="P1"/>
      <text:p text:style-name="Standard"><text:span text:style-name="T1">aluno1@DESKTOP-I9POGHK </text:span><text:span text:style-name="T2">MINGW32 </text:span><text:span text:style-name="T3">~/Documents/NetBeansProjects/scargames-master/scargames-master</text:span><text:span text:style-name="T5"> (master)</text:span></text:p>
      <text:p text:style-name="Standard"><text:span text:style-name="T4">$ ^C</text:span></text:p>
      <text:p text:style-name="P1"/>
      <text:p text:style-name="Standard"><text:soft-page-break/><text:span text:style-name="T1">aluno1@DESKTOP-I9POGHK </text:span><text:span text:style-name="T2">MINGW32 </text:span><text:span text:style-name="T3">~/Documents/NetBeansProjects/scargames-master/scargames-master</text:span><text:span text:style-name="T5"> (master)</text:span></text:p>
      <text:p text:style-name="Standard"><text:span text:style-name="T4">$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4.2$Windows_x86 LibreOffice_project/9b0d9b32d5dcda91d2f1a96dc04c645c450872bf</meta:generator>
    <dc:date>2019-05-23T23:26:43.189000000</dc:date>
    <meta:editing-duration>PT17S</meta:editing-duration>
    <meta:editing-cycles>1</meta:editing-cycles>
    <meta:document-statistic meta:table-count="0" meta:image-count="0" meta:object-count="0" meta:page-count="13" meta:paragraph-count="688" meta:word-count="3585" meta:character-count="49976" meta:non-whitespace-character-count="43998"/>
  </office:meta>
</office:document-meta>
</file>